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28cm"/>
    </style:style>
    <style:style style:name="co2" style:family="table-column">
      <style:table-column-properties fo:break-before="auto" style:column-width="2.76cm"/>
    </style:style>
    <style:style style:name="co3" style:family="table-column">
      <style:table-column-properties fo:break-before="auto" style:column-width="6.73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9.654cm"/>
    </style:style>
    <style:style style:name="co6" style:family="table-column">
      <style:table-column-properties fo:break-before="auto" style:column-width="3.33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2.353cm"/>
    </style:style>
    <style:style style:name="co9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3.173cm"/>
    </style:style>
    <style:style style:name="co11" style:family="table-column">
      <style:table-column-properties fo:break-before="auto" style:column-width="3.277cm"/>
    </style:style>
    <style:style style:name="co12" style:family="table-column">
      <style:table-column-properties fo:break-before="auto" style:column-width="9.405cm"/>
    </style:style>
    <style:style style:name="co13" style:family="table-column">
      <style:table-column-properties fo:break-before="auto" style:column-width="2.708cm"/>
    </style:style>
    <style:style style:name="co14" style:family="table-column">
      <style:table-column-properties fo:break-before="auto" style:column-width="10.153cm"/>
    </style:style>
    <style:style style:name="co15" style:family="table-column">
      <style:table-column-properties fo:break-before="auto" style:column-width="3.224cm"/>
    </style:style>
    <style:style style:name="co16" style:family="table-column">
      <style:table-column-properties fo:break-before="auto" style:column-width="2.457cm"/>
    </style:style>
    <style:style style:name="co17" style:family="table-column">
      <style:table-column-properties fo:break-before="auto" style:column-width="3.138cm"/>
    </style:style>
    <style:style style:name="co18" style:family="table-column">
      <style:table-column-properties fo:break-before="auto" style:column-width="6.398cm"/>
    </style:style>
    <style:style style:name="co19" style:family="table-column">
      <style:table-column-properties fo:break-before="auto" style:column-width="5.378cm"/>
    </style:style>
    <style:style style:name="co20" style:family="table-column">
      <style:table-column-properties fo:break-before="auto" style:column-width="2.866cm"/>
    </style:style>
    <style:style style:name="co21" style:family="table-column">
      <style:table-column-properties fo:break-before="auto" style:column-width="2.974cm"/>
    </style:style>
    <style:style style:name="co22" style:family="table-column">
      <style:table-column-properties fo:break-before="auto" style:column-width="2.547cm"/>
    </style:style>
    <style:style style:name="co23" style:family="table-column">
      <style:table-column-properties fo:break-before="auto" style:column-width="2.831cm"/>
    </style:style>
    <style:style style:name="co24" style:family="table-column">
      <style:table-column-properties fo:break-before="auto" style:column-width="4.064cm"/>
    </style:style>
    <style:style style:name="co25" style:family="table-column">
      <style:table-column-properties fo:break-before="auto" style:column-width="14.52cm"/>
    </style:style>
    <style:style style:name="co26" style:family="table-column">
      <style:table-column-properties fo:break-before="auto" style:column-width="4.399cm"/>
    </style:style>
    <style:style style:name="co27" style:family="table-column">
      <style:table-column-properties fo:break-before="auto" style:column-width="4.898cm"/>
    </style:style>
    <style:style style:name="co28" style:family="table-column">
      <style:table-column-properties fo:break-before="auto" style:column-width="2.656cm"/>
    </style:style>
    <style:style style:name="co29" style:family="table-column">
      <style:table-column-properties fo:break-before="auto" style:column-width="2.6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0.822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1.623cm" fo:break-before="auto" style:use-optimal-row-height="true"/>
    </style:style>
    <style:style style:name="ro6" style:family="table-row">
      <style:table-row-properties style:row-height="0.815cm" fo:break-before="auto" style:use-optimal-row-height="true"/>
    </style:style>
    <style:style style:name="ro7" style:family="table-row">
      <style:table-row-properties style:row-height="1.212cm" fo:break-before="auto" style:use-optimal-row-height="true"/>
    </style:style>
    <style:style style:name="ro8" style:family="table-row">
      <style:table-row-properties style:row-height="1.23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4P0"/>
    </number:currency-style>
    <style:style style:name="ce1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wrap-option="no-wrap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37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20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fo:wrap-option="wrap" fo:border="0.06pt solid #0000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 style:data-style-name="N104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22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 style:data-style-name="N11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 style:data-style-name="N104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1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 style:data-style-name="N104"/>
    <style:style style:name="ce27" style:family="table-cell" style:parent-style-name="Default" style:data-style-name="N104">
      <style:table-cell-properties fo:background-color="#ffa6a6" style:cell-protect="protected formula-hidden" style:print-content="true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 style:data-style-name="N104">
      <style:table-cell-properties fo:background-color="#ffa6a6" style:cell-protect="protected formula-hidden" style:print-content="true" style:text-align-source="fix" style:repeat-content="false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 style:data-style-name="N4">
      <style:table-cell-properties fo:background-color="#729fcf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4">
      <style:table-cell-properties fo:background-color="#729fcf" style:cell-protect="protected formula-hidden" style:print-content="true"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4">
      <style:table-cell-properties fo:background-color="#729fcf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04">
      <style:table-cell-properties style:text-align-source="fix" style:repeat-content="false" fo:wrap-option="no-wrap"/>
      <style:paragraph-properties fo:text-align="start" fo:margin-left="0cm"/>
      <style:text-properties fo:color="#ffffff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4">
      <style:table-cell-properties fo:background-color="#ffa6a6" style:text-align-source="fix" style:repeat-content="false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 style:data-style-name="N4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4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4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color="#729fcf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1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4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1">
      <style:table-cell-properties fo:background-color="#ffd428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 style:data-style-name="N4">
      <style:table-cell-properties fo:background-color="#ffff00" style:cell-protect="protected formula-hidden" style:print-content="true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 style:data-style-name="N104">
      <style:table-cell-properties fo:background-color="#ffa6a6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 style:data-style-name="N104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1">
      <style:table-cell-properties fo:background-color="#ffa6a6" style:cell-protect="protected formula-hidden" style:print-content="true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 style:data-style-name="N104">
      <style:table-cell-properties fo:background-color="#729fcf"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104">
      <style:table-cell-properties fo:background-color="#729fcf"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 style:data-style-name="N104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 style:data-style-name="N104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11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2" style:family="table-cell" style:parent-style-name="Default" style:data-style-name="N104">
      <style:table-cell-properties fo:background-color="#729fcf" style:text-align-source="fix" style:repeat-content="false" fo:wrap-option="wrap" fo:border="0.06pt solid #000000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81d41a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 style:data-style-name="N104">
      <style:table-cell-properties fo:border="0.06pt solid #000000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wrap-option="no-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04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 style:data-style-name="N11">
      <style:table-cell-properties fo:border="0.06pt solid #000000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 style:data-style-name="N104">
      <style:table-cell-properties fo:border="0.06pt solid #000000"/>
    </style:style>
    <style:style style:name="ce74" style:family="table-cell" style:parent-style-name="Default" style:data-style-name="N104">
      <style:table-cell-properties fo:background-color="#81d41a" fo:border="0.06pt solid #000000"/>
    </style:style>
    <style:style style:name="ce75" style:family="table-cell" style:parent-style-name="Default" style:data-style-name="N104">
      <style:table-cell-properties fo:border="0.06pt solid #000000" style:vertical-align="middle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ackground-color="transparent" fo:wrap-option="no-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="none"/>
    </style:style>
    <style:style style:name="ce86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none" fo:border-left="none" fo:border-right="none" fo:border-top="0.06pt solid #000000"/>
    </style:style>
    <style:style style:name="ce88" style:family="table-cell" style:parent-style-name="Default">
      <style:table-cell-properties fo:border-bottom="0.06pt solid #000000" fo:border-left="none" fo:border-right="none" fo:border-top="none"/>
    </style:style>
    <style:style style:name="ce8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92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end" fo:margin-left="0cm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5" style:family="table-cell" style:parent-style-name="Default">
      <style:table-cell-properties fo:border-bottom="0.06pt solid #000000" fo:border-left="none" fo:border-right="none" fo:border-top="0.06pt solid #000000"/>
    </style:style>
    <style:style style:name="ce96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none" fo:border-left="none" fo:border-right="0.06pt solid #000000" fo:border-top="0.06pt solid #000000"/>
    </style:style>
    <style:style style:name="ce102" style:family="table-cell" style:parent-style-name="Default">
      <style:table-cell-properties fo:border-bottom="none" fo:border-left="none" fo:border-right="0.06pt solid #000000" fo:border-top="none"/>
    </style:style>
    <style:style style:name="ce103" style:family="table-cell" style:parent-style-name="Default">
      <style:table-cell-properties fo:border-bottom="0.06pt solid #000000" fo:border-left="none" fo:border-right="0.06pt solid #000000" fo:border-top="none"/>
    </style:style>
    <style:style style:name="ce10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5" style:family="table-cell" style:parent-style-name="Default">
      <style:table-cell-properties fo:background-color="#729fcf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 style:data-style-name="N11">
      <style:table-cell-properties fo:border="0.06pt solid #000000"/>
    </style:style>
    <style:style style:name="ce107" style:family="table-cell" style:parent-style-name="Default" style:data-style-name="N11">
      <style:table-cell-properties fo:border="0.06pt solid #000000"/>
      <style:text-properties fo:font-weight="bold" style:font-weight-asian="bold" style:font-weight-complex="bold"/>
    </style:style>
    <style:style style:name="ce108" style:family="table-cell" style:parent-style-name="Default" style:data-style-name="N104">
      <style:table-cell-properties fo:border="0.06pt solid #000000"/>
      <style:text-properties fo:font-weight="bold" style:font-weight-asian="bold" style:font-weight-complex="bold"/>
    </style:style>
    <style:style style:name="ce109" style:family="table-cell" style:parent-style-name="Default" style:data-style-name="N4">
      <style:table-cell-properties fo:border="0.06pt solid #000000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value-type" style:repeat-content="false" fo:wrap-option="no-wrap"/>
      <style:paragraph-properties fo:margin-left="0cm"/>
    </style:style>
    <style:style style:name="ce112" style:family="table-cell" style:parent-style-name="Default">
      <style:table-cell-properties fo:wrap-option="wrap"/>
    </style:style>
    <style:style style:name="ce11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4" style:family="table-cell" style:parent-style-name="Default" style:data-style-name="N37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 style:data-style-name="N37">
      <style:table-cell-properties fo:background-color="#00a933" style:text-align-source="fix" style:repeat-content="false" fo:border="0.06pt solid #000000" style:vertical-align="top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 style:data-style-name="N104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18" style:family="table-cell" style:parent-style-name="Default" style:data-style-name="N104">
      <style:table-cell-properties fo:background-color="#ffff00" fo:border="0.06pt solid #000000"/>
    </style:style>
    <style:style style:name="ce119" style:family="table-cell" style:parent-style-name="Default" style:data-style-name="N104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12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22" style:family="table-cell" style:parent-style-name="Default" style:data-style-name="N37">
      <style:table-cell-properties fo:background-color="#729fcf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23" style:family="table-cell" style:parent-style-name="Default" style:data-style-name="N104">
      <style:table-cell-properties fo:background-color="#729fc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4" style:family="table-cell" style:parent-style-name="Default" style:data-style-name="N11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125" style:family="table-cell" style:parent-style-name="Default" style:data-style-name="N123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7" style:family="table-cell" style:parent-style-name="Default" style:data-style-name="N104">
      <style:table-cell-properties style:text-align-source="value-type" style:repeat-content="false" fo:wrap-option="no-wrap"/>
      <style:paragraph-properties fo:margin-left="0cm"/>
      <style:text-properties fo:font-weight="bold" style:font-weight-asian="bold" style:font-weight-complex="bold"/>
    </style:style>
    <style:style style:name="ce128" style:family="table-cell" style:parent-style-name="Default" style:data-style-name="N11"/>
    <style:style style:name="ce129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ext-properties fo:color="#000000" style:text-outline="false" style:text-line-through-style="none" style:text-line-through-type="none" fo:font-size="10pt" fo:language="ru" fo:country="RU" fo:font-style="normal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Коммерческое предложение" table:style-name="ta1">
        <table:table-column table:style-name="co1" table:default-cell-style-name="ce7"/>
        <table:table-column table:style-name="co2" table:default-cell-style-name="ce12"/>
        <table:table-column table:style-name="co3" table:default-cell-style-name="ce22"/>
        <table:table-column table:style-name="co4" table:default-cell-style-name="Default"/>
        <table:table-row table:style-name="ro1">
          <table:table-cell table:style-name="ce1" office:value-type="string" calcext:value-type="string">
            <text:p>Срок оплаты:</text:p>
          </table:table-cell>
          <table:table-cell table:style-name="ce9" office:value-type="string" calcext:value-type="string">
            <text:p>до</text:p>
          </table:table-cell>
          <table:table-cell table:style-name="ce14" office:value-type="date" office:date-value="2021-03-06" calcext:value-type="date">
            <text:p>06.03.21</text:p>
          </table:table-cell>
          <table:table-cell/>
        </table:table-row>
        <table:table-row table:style-name="ro1">
          <table:table-cell table:style-name="ce1" office:value-type="string" calcext:value-type="string">
            <text:p>Срок выполнения работ, недель после оплаты аванса:</text:p>
          </table:table-cell>
          <table:table-cell table:style-name="ce9"/>
          <table:table-cell table:style-name="ce15" table:formula="of:=INT([$'Оценка стоимости заказа'.B9]*3/5+1)+2" office:value-type="float" office:value="17" calcext:value-type="float">
            <text:p>17,0</text:p>
          </table:table-cell>
          <table:table-cell/>
        </table:table-row>
        <table:table-row table:style-name="ro1">
          <table:table-cell table:style-name="ce2"/>
          <table:table-cell table:style-name="ce10" office:value-type="string" calcext:value-type="string">
            <text:p><text:span text:style-name="T1">Размер аванса, </text:span>% от полной стоимости:</text:p>
          </table:table-cell>
          <table:table-cell table:style-name="ce16" table:formula="of:=SUM([$'Оценка стоимости заказа'.H11]+[$'Оценка стоимости заказа'.H20])/[.C24]" office:value-type="percentage" office:value="0.528110552253214" calcext:value-type="percentage">
            <text:p>52,81%</text:p>
          </table:table-cell>
          <table:table-cell/>
        </table:table-row>
        <table:table-row table:style-name="ro1">
          <table:table-cell table:style-name="ce2"/>
          <table:table-cell table:style-name="ce10" office:value-type="string" calcext:value-type="string">
            <text:p><text:span text:style-name="T1">Размер аванса, рублей</text:span>:</text:p>
          </table:table-cell>
          <table:table-cell table:style-name="ce17" table:formula="of:=[$'Оценка стоимости заказа'.H11]+[$'Оценка стоимости заказа'.H20]" office:value-type="currency" office:currency="RUB" office:value="0.528110552253214" calcext:value-type="currency">
            <text:p>0,53 ₽</text:p>
          </table:table-cell>
          <table:table-cell/>
        </table:table-row>
        <table:table-row table:style-name="ro2">
          <table:table-cell table:style-name="ce2" office:value-type="string" calcext:value-type="string">
            <text:p>Срок бесплатного хранения товара после изготовления перед отправкой, не более, дней:</text:p>
          </table:table-cell>
          <table:table-cell table:style-name="ce10"/>
          <table:table-cell table:style-name="ce18" table:formula="of:=[.C7]/3" office:value-type="float" office:value="5.66666666666667" calcext:value-type="float">
            <text:p>5,67</text:p>
          </table:table-cell>
          <table:table-cell/>
        </table:table-row>
        <table:table-row table:style-name="ro3">
          <table:table-cell table:style-name="ce3" office:value-type="string" calcext:value-type="string">
            <text:p><text:span text:style-name="T1">Стоимость хранения по прошествии срока бесплатного хранения, </text:span><text:span text:style-name="T2">% от стоимости заказа</text:span>:</text:p>
          </table:table-cell>
          <table:table-cell table:style-name="ce10"/>
          <table:table-cell table:style-name="ce16" office:value-type="percentage" office:value="0.01" calcext:value-type="percentage">
            <text:p>1,00%</text:p>
          </table:table-cell>
          <table:table-cell table:style-name="ce26"/>
        </table:table-row>
        <table:table-row table:style-name="ro3">
          <table:table-cell table:style-name="ce3" office:value-type="string" calcext:value-type="string">
            <text:p><text:span text:style-name="T1">Максимальный срок хранения готового изделия </text:span>до утилизации, дней:</text:p>
          </table:table-cell>
          <table:table-cell table:style-name="ce10"/>
          <table:table-cell table:style-name="ce18" table:formula="of:=MIN(INT(([.C3]*[.C11]/[.C24])/[.C6]+1);30)" office:value-type="float" office:value="17" calcext:value-type="float">
            <text:p>17,00</text:p>
          </table:table-cell>
          <table:table-cell/>
        </table:table-row>
        <table:table-row table:style-name="ro1">
          <table:table-cell table:style-name="ce4" office:value-type="string" calcext:value-type="string">
            <text:p>Наименование товара</text:p>
          </table:table-cell>
          <table:table-cell table:style-name="ce11"/>
          <table:table-cell table:style-name="ce19"/>
          <table:table-cell/>
        </table:table-row>
        <table:table-row table:style-name="ro1">
          <table:table-cell table:style-name="ce5" office:value-type="string" calcext:value-type="string">
            <text:p>Состав товаров и услуг:</text:p>
          </table:table-cell>
          <table:table-cell table:style-name="ce11"/>
          <table:table-cell table:style-name="ce20" office:value-type="string" calcext:value-type="string">
            <text:p>Цена</text:p>
          </table:table-cell>
          <table:table-cell/>
        </table:table-row>
        <table:table-row table:style-name="ro2">
          <table:table-cell table:style-name="ce6" office:value-type="string" calcext:value-type="string">
            <text:p>Компоненты, расходные материалы, накладные расходы:</text:p>
          </table:table-cell>
          <table:table-cell/>
          <table:table-cell table:style-name="ce21" table:formula="of:=SUM([$'Оценка стоимости заказа'.H11:$'Оценка стоимости заказа'.H17])" office:value-type="currency" office:currency="RUB" office:value="0.696296296296296" calcext:value-type="currency">
            <text:p>0,70 ₽</text:p>
          </table:table-cell>
          <table:table-cell/>
        </table:table-row>
        <table:table-row table:style-name="ro1">
          <table:table-cell office:value-type="string" calcext:value-type="string">
            <text:p>Услуги:</text:p>
          </table:table-cell>
          <table:table-cell/>
          <table:table-cell table:style-name="ce21" table:formula="of:=[$'Оценка стоимости заказа'.H20]+[$'Оценка стоимости заказа'.H18]+[$'Оценка стоимости заказа'.H19]" office:value-type="currency" office:currency="RUB" office:value="0.303703703703704" calcext:value-type="currency">
            <text:p>0,30 ₽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Разработка:</text:p>
          </table:table-cell>
          <table:table-cell office:value-type="string" calcext:value-type="string">
            <text:p>да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Изготовление:</text:p>
          </table:table-cell>
          <table:table-cell office:value-type="string" calcext:value-type="string">
            <text:p>да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оверка:</text:p>
          </table:table-cell>
          <table:table-cell office:value-type="string" calcext:value-type="string">
            <text:p>да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Упаковка:</text:p>
          </table:table-cell>
          <table:table-cell office:value-type="string" calcext:value-type="string">
            <text:p>да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Сборка:</text:p>
          </table:table-cell>
          <table:table-cell office:value-type="string" calcext:value-type="string">
            <text:p>да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Монтаж:</text:p>
          </table:table-cell>
          <table:table-cell office:value-type="string" calcext:value-type="string">
            <text:p>да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Выезд:</text:p>
          </table:table-cell>
          <table:table-cell office:value-type="string" calcext:value-type="string">
            <text:p>да</text:p>
          </table:table-cell>
          <table:table-cell/>
        </table:table-row>
        <table:table-row table:style-name="ro1">
          <table:table-cell table:style-name="ce5"/>
          <table:table-cell table:style-name="ce13" office:value-type="string" calcext:value-type="string">
            <text:p>Годовая гарантия на товар:</text:p>
          </table:table-cell>
          <table:table-cell office:value-type="string" calcext:value-type="string">
            <text:p>да</text:p>
          </table:table-cell>
          <table:table-cell/>
        </table:table-row>
        <table:table-row table:style-name="ro1">
          <table:table-cell table:style-name="ce8" office:value-type="string" calcext:value-type="string">
            <text:p>Адрес доставки:</text:p>
          </table:table-cell>
          <table:table-cell/>
          <table:table-cell table:style-name="ce20" office:value-type="string" calcext:value-type="string">
            <text:p>Доставка в стоимость не включена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Скидка на стоимость услуг:</text:p>
          </table:table-cell>
          <table:table-cell table:style-name="ce23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Премиальные продавцу с заказа (прибыль):</text:p>
          </table:table-cell>
          <table:table-cell table:style-name="ce23" office:value-type="percentage" office:value="0" calcext:value-type="percentage">
            <text:p>0,00%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4"/>
          <table:table-cell table:style-name="ce13" office:value-type="string" calcext:value-type="string">
            <text:p>К оплате за товары и услуги:</text:p>
          </table:table-cell>
          <table:table-cell table:style-name="ce24" office:value-type="currency" office:currency="RUB" office:value="1" calcext:value-type="currency">
            <text:p>1,00 ₽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К оплате за доставку:</text:p>
          </table:table-cell>
          <table:table-cell table:style-name="ce25"/>
          <table:table-cell/>
        </table:table-row>
        <table:table-row table:style-name="ro1">
          <table:table-cell table:style-name="ce5"/>
          <table:table-cell office:value-type="string" calcext:value-type="string">
            <text:p>К оплате дополнительные расходы:</text:p>
          </table:table-cell>
          <table:table-cell table:style-name="ce24" office:value-type="currency" office:currency="RUB" office:value="2" calcext:value-type="currency">
            <text:p>2,00 ₽</text:p>
          </table:table-cell>
          <table:table-cell/>
        </table:table-row>
      </table:table>
      <table:table table:name="Оценка стоимости заказа" table:style-name="ta1">
        <table:table-column table:style-name="co5" table:default-cell-style-name="ce10"/>
        <table:table-column table:style-name="co6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3" table:default-cell-style-name="Default"/>
        <table:table-row table:style-name="ro4">
          <table:table-cell table:style-name="ce27" office:value-type="string" calcext:value-type="string">
            <text:p>Прибыль при продаже изделия х(1+%)</text:p>
          </table:table-cell>
          <table:table-cell table:style-name="ce27"/>
          <table:table-cell table:style-name="ce28" table:number-columns-repeated="2"/>
          <table:table-cell table:style-name="ce27" table:number-columns-repeated="2"/>
          <table:table-cell table:style-name="ce55" table:formula="of:=[$'Коммерческое предложение'.C22]" office:value-type="percentage" office:value="0" calcext:value-type="percentage">
            <text:p>0,00%</text:p>
          </table:table-cell>
          <table:table-cell table:style-name="ce27" table:formula="of:=[.B7]*[.G1]" office:value-type="currency" office:currency="RUB" office:value="0" calcext:value-type="currency">
            <text:p>0,00 ₽</text:p>
          </table:table-cell>
          <table:table-cell table:number-columns-repeated="9"/>
        </table:table-row>
        <table:table-row table:style-name="ro4">
          <table:table-cell table:style-name="ce27" office:value-type="string" calcext:value-type="string">
            <text:p>Скидка на услуги (вычитается из общей прибыли) x(1-%)</text:p>
          </table:table-cell>
          <table:table-cell table:style-name="ce27"/>
          <table:table-cell table:style-name="ce28" table:number-columns-repeated="2"/>
          <table:table-cell table:style-name="ce27" table:number-columns-repeated="2"/>
          <table:table-cell table:style-name="ce55" table:formula="of:=[$'Коммерческое предложение'.C21]" office:value-type="percentage" office:value="0" calcext:value-type="percentage">
            <text:p>0,00%</text:p>
          </table:table-cell>
          <table:table-cell table:style-name="ce27" table:formula="of:=SUM([.B18:.B20])*[.G2]" office:value-type="currency" office:currency="RUB" office:value="0" calcext:value-type="currency">
            <text:p>0,00 ₽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ce27" office:value-type="string" calcext:value-type="string">
            <text:p>Экспертная оценка соотношения стоимости</text:p>
          </table:table-cell>
          <table:table-cell table:style-name="ce27" office:value-type="string" calcext:value-type="string">
            <text:p>материалы</text:p>
          </table:table-cell>
          <table:table-cell table:style-name="ce28" table:number-columns-repeated="2"/>
          <table:table-cell table:style-name="ce52" office:value-type="float" office:value="1" calcext:value-type="float">
            <text:p>1,00</text:p>
          </table:table-cell>
          <table:table-cell table:style-name="ce27" office:value-type="string" calcext:value-type="string">
            <text:p>инструмент</text:p>
          </table:table-cell>
          <table:table-cell table:style-name="ce52" office:value-type="float" office:value="1" calcext:value-type="float">
            <text:p>1,00</text:p>
          </table:table-cell>
          <table:table-cell table:style-name="ce27" office:value-type="string" calcext:value-type="string">
            <text:p>люди</text:p>
          </table:table-cell>
          <table:table-cell table:style-name="ce52"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6"/>
        </table:table-row>
        <table:table-row table:style-name="ro5">
          <table:table-cell table:style-name="ce28"/>
          <table:table-cell table:style-name="ce27" office:value-type="string" calcext:value-type="string">
            <text:p>Оценка стоимости, без учета налогов</text:p>
          </table:table-cell>
          <table:table-cell table:style-name="ce42" table:number-columns-repeated="2"/>
          <table:table-cell table:style-name="ce53" office:value-type="string" calcext:value-type="string">
            <text:p>Фактические затраты</text:p>
          </table:table-cell>
          <table:table-cell table:style-name="ce53" office:value-type="string" calcext:value-type="string">
            <text:p>Непредвиденные расходы</text:p>
          </table:table-cell>
          <table:table-cell table:style-name="ce27" office:value-type="string" calcext:value-type="string">
            <text:p>Фактическая цена, без учета налогов</text:p>
          </table:table-cell>
          <table:table-cell table:style-name="ce27" office:value-type="string" calcext:value-type="string">
            <text:p>Цена продажи для Заказчика, без учета налогов</text:p>
          </table:table-cell>
          <table:table-cell table:style-name="ce53" office:value-type="string" calcext:value-type="string">
            <text:p>Оплаченные заказчиком доп.затраты, без учёта налогов</text:p>
          </table:table-cell>
          <table:table-cell table:style-name="ce53" office:value-type="string" calcext:value-type="string">
            <text:p>Налоги! Проставить правильные значения</text:p>
          </table:table-cell>
          <table:table-cell table:style-name="ce53" office:value-type="string" calcext:value-type="string">
            <text:p>Стоимость, с учетом налогов</text:p>
          </table:table-cell>
          <table:table-cell table:style-name="ce53" office:value-type="string" calcext:value-type="string">
            <text:p>Оплаченные заказчиком доп.затраты</text:p>
          </table:table-cell>
          <table:table-cell table:number-columns-repeated="2"/>
          <table:table-cell table:style-name="ce51" table:number-columns-repeated="3"/>
        </table:table-row>
        <table:table-row table:style-name="ro1">
          <table:table-cell table:style-name="ce28" office:value-type="string" calcext:value-type="string">
            <text:p>Оценка бюджета проекта для клиента</text:p>
          </table:table-cell>
          <table:table-cell table:style-name="ce35" table:formula="of:=SUM([.B11:.B20])" office:value-type="currency" office:currency="RUB" office:value="1" calcext:value-type="currency">
            <text:p>1,00 ₽</text:p>
          </table:table-cell>
          <table:table-cell table:style-name="ce42" table:formula="of:=[.C11]+[.C22]+[.C9]+[.C20]" office:value-type="currency" office:currency="RUB" office:value="31.5219000771052" calcext:value-type="currency">
            <text:p>31,52 ₽</text:p>
          </table:table-cell>
          <table:table-cell table:style-name="ce42" table:formula="of:=[.D11]+[.D22]+[.D9]+[.D20]" office:value-type="currency" office:currency="RUB" office:value="38.09375" calcext:value-type="currency">
            <text:p>38,09 ₽</text:p>
          </table:table-cell>
          <table:table-cell table:style-name="ce35" table:formula="of:=SUM([.E11:.E20])" office:value-type="currency" office:currency="RUB" office:value="1.74074074074074" calcext:value-type="currency">
            <text:p>1,74 ₽</text:p>
          </table:table-cell>
          <table:table-cell table:style-name="ce53" table:formula="of:=SUM([.F11:.F20])" office:value-type="currency" office:currency="RUB" office:value="0.740740740740741" calcext:value-type="currency">
            <text:p>0,74 ₽</text:p>
          </table:table-cell>
          <table:table-cell table:style-name="ce42" table:formula="of:=[.B7]+[.F7]" office:value-type="currency" office:currency="RUB" office:value="1.74074074074074" calcext:value-type="currency">
            <text:p>1,74 ₽</text:p>
          </table:table-cell>
          <table:table-cell table:style-name="ce53" table:formula="of:=[$'Коммерческое предложение'.C24]" office:value-type="currency" office:currency="RUB" office:value="1" calcext:value-type="currency">
            <text:p>1,00 ₽</text:p>
          </table:table-cell>
          <table:table-cell table:style-name="ce53" table:formula="of:=SUM([.I11:.I20])" office:value-type="currency" office:currency="RUB" office:value="1.88" calcext:value-type="currency">
            <text:p>1,88 ₽</text:p>
          </table:table-cell>
          <table:table-cell table:style-name="ce42" table:formula="of:=-([.H7]+[.I7])+([.K7]+[.L7])" office:value-type="currency" office:currency="RUB" office:value="0.183829787234043" calcext:value-type="currency">
            <text:p>0,18 ₽</text:p>
          </table:table-cell>
          <table:table-cell table:style-name="ce35" table:formula="of:=SUM([.K11:.K20])" office:value-type="currency" office:currency="RUB" office:value="1.06382978723404" calcext:value-type="currency">
            <text:p>1,06 ₽</text:p>
          </table:table-cell>
          <table:table-cell table:style-name="ce42" table:formula="of:=[$'Коммерческое предложение'.C26]" office:value-type="currency" office:currency="RUB" office:value="2" calcext:value-type="currency">
            <text:p>2,00 ₽</text:p>
          </table:table-cell>
          <table:table-cell table:number-columns-repeated="2"/>
          <table:table-cell table:style-name="ce51"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ce26"/>
          <table:table-cell table:number-columns-repeated="8"/>
        </table:table-row>
        <table:table-row table:style-name="ro2">
          <table:table-cell table:style-name="ce28" office:value-type="string" calcext:value-type="string">
            <text:p>Разрешенная трудоемкость проекта, полных рабочих дней</text:p>
          </table:table-cell>
          <table:table-cell table:style-name="ce36" table:formula="of:=([.B11]/[$'Операционные затраты (на владение)'.C22]*10*(1-[.B24]-[.B27]))" office:value-type="float" office:value="24.310828490846" calcext:value-type="float">
            <text:p>24,31</text:p>
          </table:table-cell>
          <table:table-cell table:style-name="ce43" table:formula="of:=([.B9]+[.D9])/2" office:value-type="float" office:value="24.655414245423" calcext:value-type="float">
            <text:p>24,66</text:p>
          </table:table-cell>
          <table:table-cell table:style-name="ce48" table:formula="of:=INT([.B9]+1)" office:value-type="float" office:value="25" calcext:value-type="float">
            <text:p>25,00</text:p>
          </table:table-cell>
          <table:table-cell table:number-columns-repeated="10"/>
          <table:table-cell table:style-name="ce51" table:number-columns-repeated="3"/>
        </table:table-row>
        <table:table-row table:style-name="ro1">
          <table:table-cell table:style-name="ce28" table:number-columns-repeated="8"/>
          <table:table-cell table:style-name="ce58"/>
          <table:table-cell table:style-name="ce28" table:number-columns-repeated="3"/>
          <table:table-cell table:number-columns-repeated="2"/>
          <table:table-cell table:style-name="ce51" table:number-columns-repeated="3"/>
        </table:table-row>
        <table:table-row table:style-name="ro4">
          <table:table-cell table:style-name="ce28" office:value-type="string" calcext:value-type="string">
            <text:p>Максимальная себестоимость материалов и расходников</text:p>
          </table:table-cell>
          <table:table-cell table:style-name="ce37" table:formula="of:=[.H11]/(1+[.$G$1])/(1+[.$G$1])" office:value-type="currency" office:currency="RUB" office:value="0.259259259259259" calcext:value-type="currency">
            <text:p>0,26 ₽</text:p>
          </table:table-cell>
          <table:table-cell table:style-name="ce44" table:formula="of:=([.B11]+[.D11])/2" office:value-type="currency" office:currency="RUB" office:value="6.45775462962963" calcext:value-type="currency">
            <text:p>6,46 ₽</text:p>
          </table:table-cell>
          <table:table-cell table:style-name="ce44" table:formula="of:=([.D9]+[.D20])/2" office:value-type="currency" office:currency="RUB" office:value="12.65625" calcext:value-type="currency">
            <text:p>12,66 ₽</text:p>
          </table:table-cell>
          <table:table-cell table:style-name="ce54" office:value-type="currency" office:currency="RUB" office:value="1" calcext:value-type="currency">
            <text:p>1,00 ₽</text:p>
          </table:table-cell>
          <table:table-cell table:style-name="ce54" table:formula="of:=IF([.E11]-[.B11]&gt;0;[.E11]-[.B11];0)" office:value-type="currency" office:currency="RUB" office:value="0.740740740740741" calcext:value-type="currency">
            <text:p>0,74 ₽</text:p>
          </table:table-cell>
          <table:table-cell table:style-name="ce56" table:formula="of:=([.E11]+[.F11])*(1+[.$G$1])" office:value-type="currency" office:currency="RUB" office:value="1.74074074074074" calcext:value-type="currency">
            <text:p>1,74 ₽</text:p>
          </table:table-cell>
          <table:table-cell table:style-name="ce57" table:formula="of:=([.H7]/(([.E4]+[.G4]+[.I4])/[.E4])*(1-[.B22]-[.B25]))*(1+[.$G$1])" office:value-type="currency" office:currency="RUB" office:value="0.259259259259259" calcext:value-type="currency">
            <text:p>0,26 ₽</text:p>
          </table:table-cell>
          <table:table-cell table:style-name="ce59" table:formula="of:=[.L11]*(1-[.J11])" office:value-type="currency" office:currency="RUB" office:value="1.88" calcext:value-type="currency">
            <text:p>1,88 ₽</text:p>
          </table:table-cell>
          <table:table-cell table:style-name="ce60" office:value-type="percentage" office:value="0.06" calcext:value-type="percentage">
            <text:p>6,00%</text:p>
          </table:table-cell>
          <table:table-cell table:style-name="ce44" table:formula="of:=([.H11])/(1-[.J11])" office:value-type="currency" office:currency="RUB" office:value="0.275807722616233" calcext:value-type="currency">
            <text:p>0,28 ₽</text:p>
          </table:table-cell>
          <table:table-cell table:style-name="ce54" table:formula="of:=['Коммерческое предложение'.$C$26]*([.F11])/[.$F$7]" office:value-type="currency" office:currency="RUB" office:value="2" calcext:value-type="currency">
            <text:p>2,00 ₽</text:p>
          </table:table-cell>
          <table:table-cell table:style-name="ce26"/>
          <table:table-cell/>
          <table:table-cell table:style-name="ce51" table:number-columns-repeated="3"/>
        </table:table-row>
        <table:table-row-group>
          <table:table-row table:style-name="ro1">
            <table:table-cell table:style-name="ce29" office:value-type="string" calcext:value-type="string">
              <text:p>Себестоимость использования инструмента</text:p>
            </table:table-cell>
            <table:table-cell table:style-name="ce37" table:formula="of:=[.H12]/(1+[.$G$1])/(1+[.$G$1])" office:value-type="currency" office:currency="RUB" office:value="0.241975308641975" calcext:value-type="currency">
              <text:p>0,24 ₽</text:p>
            </table:table-cell>
            <table:table-cell table:style-name="ce45" table:number-columns-repeated="2"/>
            <table:table-cell table:style-name="ce54" table:formula="of:=[.B12]" office:value-type="currency" office:currency="RUB" office:value="0.241975308641975" calcext:value-type="currency">
              <text:p>0,24 ₽</text:p>
            </table:table-cell>
            <table:table-cell table:style-name="ce54" table:formula="of:=IF([.E12]-[.B12]&gt;0;[.E12]-[.B12];0)" office:value-type="currency" office:currency="RUB" office:value="0" calcext:value-type="currency">
              <text:p>0,00 ₽</text:p>
            </table:table-cell>
            <table:table-cell table:style-name="ce56" table:formula="of:=([.E12]+[.F12])*(1+[.$G$1])" office:value-type="currency" office:currency="RUB" office:value="0.241975308641975" calcext:value-type="currency">
              <text:p>0,24 ₽</text:p>
            </table:table-cell>
            <table:table-cell table:style-name="ce57" table:formula="of:=([.B9]*[$'Операционные затраты (на владение)'.C15]/10-[.H13])*(1+[.$G$1])" office:value-type="currency" office:currency="RUB" office:value="0.241975308641975" calcext:value-type="currency">
              <text:p>0,24 ₽</text:p>
            </table:table-cell>
            <table:table-cell table:style-name="ce59" table:formula="of:=[.L12]*(1-[.J12])" office:value-type="currency" office:currency="RUB" office:value="0" calcext:value-type="currency">
              <text:p>0,00 ₽</text:p>
            </table:table-cell>
            <table:table-cell table:style-name="ce60" office:value-type="percentage" office:value="0.06" calcext:value-type="percentage">
              <text:p>6,00%</text:p>
            </table:table-cell>
            <table:table-cell table:style-name="ce44" table:formula="of:=([.H12])/(1-[.J12])" office:value-type="currency" office:currency="RUB" office:value="0.257420541108484" calcext:value-type="currency">
              <text:p>0,26 ₽</text:p>
            </table:table-cell>
            <table:table-cell table:style-name="ce54" table:formula="of:=['Коммерческое предложение'.$C$26]*([.F12])/[.$F$7]" office:value-type="currency" office:currency="RUB" office:value="0" calcext:value-type="currency">
              <text:p>0,00 ₽</text:p>
            </table:table-cell>
            <table:table-cell table:number-columns-repeated="2"/>
            <table:table-cell table:style-name="ce51" table:number-columns-repeated="3"/>
          </table:table-row>
          <table:table-row table:style-name="ro1">
            <table:table-cell table:style-name="ce30" office:value-type="string" calcext:value-type="string">
              <text:p>Отложить на легализацию и оплату используемого ПО</text:p>
            </table:table-cell>
            <table:table-cell table:style-name="ce37" table:formula="of:=[.H13]/(1+[.$G$1])/(1+[.$G$1])" office:value-type="currency" office:currency="RUB" office:value="0.0403292181069959" calcext:value-type="currency">
              <text:p>0,04 ₽</text:p>
            </table:table-cell>
            <table:table-cell table:style-name="ce45" table:number-columns-repeated="2"/>
            <table:table-cell table:style-name="ce54" table:formula="of:=[.B13]" office:value-type="currency" office:currency="RUB" office:value="0.0403292181069959" calcext:value-type="currency">
              <text:p>0,04 ₽</text:p>
            </table:table-cell>
            <table:table-cell table:style-name="ce54" table:formula="of:=IF([.E13]-[.B13]&gt;0;[.E13]-[.B13];0)" office:value-type="currency" office:currency="RUB" office:value="0" calcext:value-type="currency">
              <text:p>0,00 ₽</text:p>
            </table:table-cell>
            <table:table-cell table:style-name="ce56" table:formula="of:=([.E13]+[.F13])*(1+[.$G$1])" office:value-type="currency" office:currency="RUB" office:value="0.0403292181069959" calcext:value-type="currency">
              <text:p>0,04 ₽</text:p>
            </table:table-cell>
            <table:table-cell table:style-name="ce57" table:formula="of:=([.B9]*[$'Операционные затраты (на владение)'.C24])*(1+[.$G$1])" office:value-type="currency" office:currency="RUB" office:value="0.0403292181069959" calcext:value-type="currency">
              <text:p>0,04 ₽</text:p>
            </table:table-cell>
            <table:table-cell table:style-name="ce59" table:formula="of:=[.L13]*(1-[.J13])" office:value-type="currency" office:currency="RUB" office:value="0" calcext:value-type="currency">
              <text:p>0,00 ₽</text:p>
            </table:table-cell>
            <table:table-cell table:style-name="ce60" office:value-type="percentage" office:value="0.06" calcext:value-type="percentage">
              <text:p>6,00%</text:p>
            </table:table-cell>
            <table:table-cell table:style-name="ce44" table:formula="of:=([.H13])/(1-[.J13])" office:value-type="currency" office:currency="RUB" office:value="0.0429034235180807" calcext:value-type="currency">
              <text:p>0,04 ₽</text:p>
            </table:table-cell>
            <table:table-cell table:style-name="ce54" table:formula="of:=['Коммерческое предложение'.$C$26]*([.F13])/[.$F$7]" office:value-type="currency" office:currency="RUB" office:value="0" calcext:value-type="currency">
              <text:p>0,00 ₽</text:p>
            </table:table-cell>
            <table:table-cell table:number-columns-repeated="2"/>
            <table:table-cell table:style-name="ce51" table:number-columns-repeated="3"/>
          </table:table-row>
          <table:table-row table:style-name="ro6">
            <table:table-cell table:style-name="ce30" office:value-type="string" calcext:value-type="string">
              <text:p>Запас на гарантийные обязательства, брак, ремонт, исправления, переделки</text:p>
            </table:table-cell>
            <table:table-cell table:style-name="ce37" table:formula="of:=[.H14]/(1+[.$G$1])/(1+[.$G$1])" office:value-type="currency" office:currency="RUB" office:value="0.037037037037037" calcext:value-type="currency">
              <text:p>0,04 ₽</text:p>
            </table:table-cell>
            <table:table-cell table:number-columns-repeated="2"/>
            <table:table-cell table:style-name="ce54" table:formula="of:=[.B14]" office:value-type="currency" office:currency="RUB" office:value="0.037037037037037" calcext:value-type="currency">
              <text:p>0,04 ₽</text:p>
            </table:table-cell>
            <table:table-cell table:style-name="ce54" table:formula="of:=IF([.E14]-[.B14]&gt;0;[.E14]-[.B14];0)" office:value-type="currency" office:currency="RUB" office:value="0" calcext:value-type="currency">
              <text:p>0,00 ₽</text:p>
            </table:table-cell>
            <table:table-cell table:style-name="ce56" table:formula="of:=([.E14]+[.F14])*(1+[.$G$1])" office:value-type="currency" office:currency="RUB" office:value="0.037037037037037" calcext:value-type="currency">
              <text:p>0,04 ₽</text:p>
            </table:table-cell>
            <table:table-cell table:style-name="ce57" table:formula="of:=([.H11]/(1-[.B22]-[.B25])*[.B22])*(1+[.$G$1])" office:value-type="currency" office:currency="RUB" office:value="0.037037037037037" calcext:value-type="currency">
              <text:p>0,04 ₽</text:p>
            </table:table-cell>
            <table:table-cell table:style-name="ce59" table:formula="of:=[.L14]*(1-[.J14])" office:value-type="currency" office:currency="RUB" office:value="0" calcext:value-type="currency">
              <text:p>0,00 ₽</text:p>
            </table:table-cell>
            <table:table-cell table:style-name="ce60" office:value-type="percentage" office:value="0.06" calcext:value-type="percentage">
              <text:p>6,00%</text:p>
            </table:table-cell>
            <table:table-cell table:style-name="ce44" table:formula="of:=([.H14])/(1-[.J14])" office:value-type="currency" office:currency="RUB" office:value="0.0394011032308905" calcext:value-type="currency">
              <text:p>0,04 ₽</text:p>
            </table:table-cell>
            <table:table-cell table:style-name="ce54" table:formula="of:=['Коммерческое предложение'.$C$26]*([.F14])/[.$F$7]" office:value-type="currency" office:currency="RUB" office:value="0" calcext:value-type="currency">
              <text:p>0,00 ₽</text:p>
            </table:table-cell>
            <table:table-cell table:number-columns-repeated="5"/>
          </table:table-row>
          <table:table-row table:style-name="ro1">
            <table:table-cell table:style-name="ce30" office:value-type="string" calcext:value-type="string">
              <text:p>Запас на ремонт оборудования и покупку запчастей</text:p>
            </table:table-cell>
            <table:table-cell table:style-name="ce37" table:formula="of:=[.H15]/(1+[.$G$1])/(1+[.$G$1])" office:value-type="currency" office:currency="RUB" office:value="0.0403292181069959" calcext:value-type="currency">
              <text:p>0,04 ₽</text:p>
            </table:table-cell>
            <table:table-cell table:number-columns-repeated="2"/>
            <table:table-cell table:style-name="ce54" table:formula="of:=[.B15]" office:value-type="currency" office:currency="RUB" office:value="0.0403292181069959" calcext:value-type="currency">
              <text:p>0,04 ₽</text:p>
            </table:table-cell>
            <table:table-cell table:style-name="ce54" table:formula="of:=IF([.E15]-[.B15]&gt;0;[.E15]-[.B15];0)" office:value-type="currency" office:currency="RUB" office:value="0" calcext:value-type="currency">
              <text:p>0,00 ₽</text:p>
            </table:table-cell>
            <table:table-cell table:style-name="ce56" table:formula="of:=([.E15]+[.F15])*(1+[.$G$1])" office:value-type="currency" office:currency="RUB" office:value="0.0403292181069959" calcext:value-type="currency">
              <text:p>0,04 ₽</text:p>
            </table:table-cell>
            <table:table-cell table:style-name="ce57" table:formula="of:=(([.H12]+[.H13])/(1-[.B23]-[.B26])*[.B23])*(1+[.$G$1])" office:value-type="currency" office:currency="RUB" office:value="0.0403292181069959" calcext:value-type="currency">
              <text:p>0,04 ₽</text:p>
            </table:table-cell>
            <table:table-cell table:style-name="ce59" table:formula="of:=[.L15]*(1-[.J15])" office:value-type="currency" office:currency="RUB" office:value="0" calcext:value-type="currency">
              <text:p>0,00 ₽</text:p>
            </table:table-cell>
            <table:table-cell table:style-name="ce60" office:value-type="percentage" office:value="0.06" calcext:value-type="percentage">
              <text:p>6,00%</text:p>
            </table:table-cell>
            <table:table-cell table:style-name="ce44" table:formula="of:=([.H15])/(1-[.J15])" office:value-type="currency" office:currency="RUB" office:value="0.0429034235180807" calcext:value-type="currency">
              <text:p>0,04 ₽</text:p>
            </table:table-cell>
            <table:table-cell table:style-name="ce54" table:formula="of:=['Коммерческое предложение'.$C$26]*([.F15])/[.$F$7]" office:value-type="currency" office:currency="RUB" office:value="0" calcext:value-type="currency">
              <text:p>0,00 ₽</text:p>
            </table:table-cell>
            <table:table-cell table:number-columns-repeated="5"/>
          </table:table-row>
          <table:table-row table:style-name="ro6">
            <table:table-cell table:style-name="ce30" office:value-type="string" calcext:value-type="string">
              <text:p>На развитие производства (новое оборудование, ПО, расширение)</text:p>
            </table:table-cell>
            <table:table-cell table:style-name="ce37" table:formula="of:=[.H16]/(1+[.$G$1])/(1+[.$G$1])" office:value-type="currency" office:currency="RUB" office:value="0.037037037037037" calcext:value-type="currency">
              <text:p>0,04 ₽</text:p>
            </table:table-cell>
            <table:table-cell table:style-name="ce44" table:number-columns-repeated="2"/>
            <table:table-cell table:style-name="ce54" table:formula="of:=[.B16]" office:value-type="currency" office:currency="RUB" office:value="0.037037037037037" calcext:value-type="currency">
              <text:p>0,04 ₽</text:p>
            </table:table-cell>
            <table:table-cell table:style-name="ce54" table:formula="of:=IF([.E16]-[.B16]&gt;0;[.E16]-[.B16];0)" office:value-type="currency" office:currency="RUB" office:value="0" calcext:value-type="currency">
              <text:p>0,00 ₽</text:p>
            </table:table-cell>
            <table:table-cell table:style-name="ce56" table:formula="of:=([.E16]+[.F16])*(1+[.$G$1])" office:value-type="currency" office:currency="RUB" office:value="0.037037037037037" calcext:value-type="currency">
              <text:p>0,04 ₽</text:p>
            </table:table-cell>
            <table:table-cell table:style-name="ce57" table:formula="of:=([.H11]/(1-[.B22]-[.B25])*[.B25])*(1+[.$G$1])" office:value-type="currency" office:currency="RUB" office:value="0.037037037037037" calcext:value-type="currency">
              <text:p>0,04 ₽</text:p>
            </table:table-cell>
            <table:table-cell table:style-name="ce59" table:formula="of:=[.L16]*(1-[.J16])" office:value-type="currency" office:currency="RUB" office:value="0" calcext:value-type="currency">
              <text:p>0,00 ₽</text:p>
            </table:table-cell>
            <table:table-cell table:style-name="ce60" office:value-type="percentage" office:value="0.06" calcext:value-type="percentage">
              <text:p>6,00%</text:p>
            </table:table-cell>
            <table:table-cell table:style-name="ce44" table:formula="of:=([.H16])/(1-[.J16])" office:value-type="currency" office:currency="RUB" office:value="0.0394011032308905" calcext:value-type="currency">
              <text:p>0,04 ₽</text:p>
            </table:table-cell>
            <table:table-cell table:style-name="ce54" table:formula="of:=['Коммерческое предложение'.$C$26]*([.F16])/[.$F$7]" office:value-type="currency" office:currency="RUB" office:value="0" calcext:value-type="currency">
              <text:p>0,00 ₽</text:p>
            </table:table-cell>
            <table:table-cell table:number-columns-repeated="2"/>
            <table:table-cell table:style-name="ce51" table:number-columns-repeated="3"/>
          </table:table-row>
          <table:table-row table:style-name="ro1">
            <table:table-cell table:style-name="ce30" office:value-type="string" calcext:value-type="string">
              <text:p>На обучение работе с оборудованием и ПО</text:p>
            </table:table-cell>
            <table:table-cell table:style-name="ce37" table:formula="of:=[.H17]/(1+[.$G$1])/(1+[.$G$1])" office:value-type="currency" office:currency="RUB" office:value="0.0403292181069959" calcext:value-type="currency">
              <text:p>0,04 ₽</text:p>
            </table:table-cell>
            <table:table-cell table:style-name="ce44" table:number-columns-repeated="2"/>
            <table:table-cell table:style-name="ce54" table:formula="of:=[.B17]" office:value-type="currency" office:currency="RUB" office:value="0.0403292181069959" calcext:value-type="currency">
              <text:p>0,04 ₽</text:p>
            </table:table-cell>
            <table:table-cell table:style-name="ce54" table:formula="of:=IF([.E17]-[.B17]&gt;0;[.E17]-[.B17];0)" office:value-type="currency" office:currency="RUB" office:value="0" calcext:value-type="currency">
              <text:p>0,00 ₽</text:p>
            </table:table-cell>
            <table:table-cell table:style-name="ce56" table:formula="of:=([.E17]+[.F17])*(1+[.$G$1])" office:value-type="currency" office:currency="RUB" office:value="0.0403292181069959" calcext:value-type="currency">
              <text:p>0,04 ₽</text:p>
            </table:table-cell>
            <table:table-cell table:style-name="ce57" table:formula="of:=(([.H12]+[.H13])/(1-[.B23]-[.B26])*[.B26])*(1+[.$G$1])" office:value-type="currency" office:currency="RUB" office:value="0.0403292181069959" calcext:value-type="currency">
              <text:p>0,04 ₽</text:p>
            </table:table-cell>
            <table:table-cell table:style-name="ce59" table:formula="of:=[.L17]*(1-[.J17])" office:value-type="currency" office:currency="RUB" office:value="0" calcext:value-type="currency">
              <text:p>0,00 ₽</text:p>
            </table:table-cell>
            <table:table-cell table:style-name="ce60" office:value-type="percentage" office:value="0.06" calcext:value-type="percentage">
              <text:p>6,00%</text:p>
            </table:table-cell>
            <table:table-cell table:style-name="ce44" table:formula="of:=([.H17])/(1-[.J17])" office:value-type="currency" office:currency="RUB" office:value="0.0429034235180807" calcext:value-type="currency">
              <text:p>0,04 ₽</text:p>
            </table:table-cell>
            <table:table-cell table:style-name="ce54" table:formula="of:=['Коммерческое предложение'.$C$26]*([.F17])/[.$F$7]" office:value-type="currency" office:currency="RUB" office:value="0" calcext:value-type="currency">
              <text:p>0,00 ₽</text:p>
            </table:table-cell>
            <table:table-cell table:number-columns-repeated="2"/>
            <table:table-cell table:style-name="ce51" table:number-columns-repeated="3"/>
          </table:table-row>
          <table:table-row table:style-name="ro7">
            <table:table-cell table:style-name="ce30" office:value-type="string" calcext:value-type="string">
              <text:p>Премии работникам: Риски по срокам исполнения (изменение исходных данных, брак, непредвиденные обстоятельства)</text:p>
            </table:table-cell>
            <table:table-cell table:style-name="ce38" table:formula="of:=[.H18]/(1-[.$G$2])/(1+[.$G$1])" office:value-type="currency" office:currency="RUB" office:value="0.0174262053548748" calcext:value-type="currency">
              <text:p>0,02 ₽</text:p>
            </table:table-cell>
            <table:table-cell table:style-name="ce44" table:number-columns-repeated="2"/>
            <table:table-cell table:style-name="ce54" table:formula="of:=[.B18]" office:value-type="currency" office:currency="RUB" office:value="0.0174262053548748" calcext:value-type="currency">
              <text:p>0,02 ₽</text:p>
            </table:table-cell>
            <table:table-cell table:style-name="ce54" table:formula="of:=IF([.E18]-[.B18]&gt;0;[.E18]-[.B18];0)" office:value-type="currency" office:currency="RUB" office:value="0" calcext:value-type="currency">
              <text:p>0,00 ₽</text:p>
            </table:table-cell>
            <table:table-cell table:style-name="ce56" table:formula="of:=([.E18]+[.F18])*(1-[.$G$2])*(1+[.$G$1])" office:value-type="currency" office:currency="RUB" office:value="0.0174262053548748" calcext:value-type="currency">
              <text:p>0,02 ₽</text:p>
            </table:table-cell>
            <table:table-cell table:style-name="ce57" table:formula="of:=([.B9]*(1-[.B24]-[.B27])*([$'Операционные затраты (на владение)'.C22]/10)*[.B24])*(1-[.$G$2])*(1+[.$G$1])" office:value-type="currency" office:currency="RUB" office:value="0.0174262053548748" calcext:value-type="currency">
              <text:p>0,02 ₽</text:p>
            </table:table-cell>
            <table:table-cell table:style-name="ce59" table:formula="of:=[.L18]*(1-[.J18])" office:value-type="currency" office:currency="RUB" office:value="0" calcext:value-type="currency">
              <text:p>0,00 ₽</text:p>
            </table:table-cell>
            <table:table-cell table:style-name="ce60" office:value-type="percentage" office:value="0.06" calcext:value-type="percentage">
              <text:p>6,00%</text:p>
            </table:table-cell>
            <table:table-cell table:style-name="ce44" table:formula="of:=([.H18])/(1-[.J18])" office:value-type="currency" office:currency="RUB" office:value="0.0185385163349731" calcext:value-type="currency">
              <text:p>0,02 ₽</text:p>
            </table:table-cell>
            <table:table-cell table:style-name="ce54" table:formula="of:=['Коммерческое предложение'.$C$26]*([.F18])/[.$F$7]" office:value-type="currency" office:currency="RUB" office:value="0" calcext:value-type="currency">
              <text:p>0,00 ₽</text:p>
            </table:table-cell>
            <table:table-cell table:number-columns-repeated="2"/>
            <table:table-cell table:style-name="ce51" table:number-columns-repeated="3"/>
          </table:table-row>
          <table:table-row table:style-name="ro1">
            <table:table-cell table:style-name="ce30" office:value-type="string" calcext:value-type="string">
              <text:p>Работникам на отпуск, отдых, лечение</text:p>
            </table:table-cell>
            <table:table-cell table:style-name="ce38" table:formula="of:=[.H19]/(1-[.$G$2])/(1+[.$G$1])" office:value-type="currency" office:currency="RUB" office:value="0.0174262053548748" calcext:value-type="currency">
              <text:p>0,02 ₽</text:p>
            </table:table-cell>
            <table:table-cell table:style-name="ce44" table:number-columns-repeated="2"/>
            <table:table-cell table:style-name="ce54" table:formula="of:=[.B19]" office:value-type="currency" office:currency="RUB" office:value="0.0174262053548748" calcext:value-type="currency">
              <text:p>0,02 ₽</text:p>
            </table:table-cell>
            <table:table-cell table:style-name="ce54" table:formula="of:=IF([.E19]-[.B19]&gt;0;[.E19]-[.B19];0)" office:value-type="currency" office:currency="RUB" office:value="0" calcext:value-type="currency">
              <text:p>0,00 ₽</text:p>
            </table:table-cell>
            <table:table-cell table:style-name="ce56" table:formula="of:=([.E19]+[.F19])*(1-[.$G$2])*(1+[.$G$1])" office:value-type="currency" office:currency="RUB" office:value="0.0174262053548748" calcext:value-type="currency">
              <text:p>0,02 ₽</text:p>
            </table:table-cell>
            <table:table-cell table:style-name="ce57" table:formula="of:=([.B9]*(1-[.B24]-[.B27])*([$'Операционные затраты (на владение)'.C22]/10)*[.B27])*(1-[.$G$2])*(1+[.$G$1])" office:value-type="currency" office:currency="RUB" office:value="0.0174262053548748" calcext:value-type="currency">
              <text:p>0,02 ₽</text:p>
            </table:table-cell>
            <table:table-cell table:style-name="ce59" table:formula="of:=[.L19]*(1-[.J19])" office:value-type="currency" office:currency="RUB" office:value="0" calcext:value-type="currency">
              <text:p>0,00 ₽</text:p>
            </table:table-cell>
            <table:table-cell table:style-name="ce60" office:value-type="percentage" office:value="0.06" calcext:value-type="percentage">
              <text:p>6,00%</text:p>
            </table:table-cell>
            <table:table-cell table:style-name="ce44" table:formula="of:=([.H19])/(1-[.J19])" office:value-type="currency" office:currency="RUB" office:value="0.0185385163349731" calcext:value-type="currency">
              <text:p>0,02 ₽</text:p>
            </table:table-cell>
            <table:table-cell table:style-name="ce54" table:formula="of:=['Коммерческое предложение'.$C$26]*([.F19])/[.$F$7]" office:value-type="currency" office:currency="RUB" office:value="0" calcext:value-type="currency">
              <text:p>0,00 ₽</text:p>
            </table:table-cell>
            <table:table-cell table:number-columns-repeated="2"/>
            <table:table-cell table:style-name="ce51" table:number-columns-repeated="3"/>
          </table:table-row>
          <table:table-row table:style-name="ro1">
            <table:table-cell table:style-name="ce30" office:value-type="string" calcext:value-type="string">
              <text:p>Денег на оплату работ специалистов (на руки):</text:p>
            </table:table-cell>
            <table:table-cell table:style-name="ce38" table:formula="of:=[.H20]/(1-[.$G$2])/(1+[.$G$1])" office:value-type="currency" office:currency="RUB" office:value="0.268851292993954" calcext:value-type="currency">
              <text:p>0,27 ₽</text:p>
            </table:table-cell>
            <table:table-cell table:style-name="ce44" table:formula="of:=([.B20]+[.D20])/2" office:value-type="currency" office:currency="RUB" office:value="0.290675646496977" calcext:value-type="currency">
              <text:p>0,29 ₽</text:p>
            </table:table-cell>
            <table:table-cell table:style-name="ce44" table:formula="of:=[.D9]*[.$D$22]/10" office:value-type="currency" office:currency="RUB" office:value="0.3125" calcext:value-type="currency">
              <text:p>0,31 ₽</text:p>
            </table:table-cell>
            <table:table-cell table:style-name="ce54" table:formula="of:=[.B20]" office:value-type="currency" office:currency="RUB" office:value="0.268851292993954" calcext:value-type="currency">
              <text:p>0,27 ₽</text:p>
            </table:table-cell>
            <table:table-cell table:style-name="ce54" table:formula="of:=IF([.E20]-[.B20]&gt;0;[.E20]-[.B20];0)" office:value-type="currency" office:currency="RUB" office:value="0" calcext:value-type="currency">
              <text:p>0,00 ₽</text:p>
            </table:table-cell>
            <table:table-cell table:style-name="ce56" table:formula="of:=([.E20]+[.F20])*(1-[.$G$2])*(1+[.$G$1])" office:value-type="currency" office:currency="RUB" office:value="0.268851292993954" calcext:value-type="currency">
              <text:p>0,27 ₽</text:p>
            </table:table-cell>
            <table:table-cell table:style-name="ce57" table:formula="of:=[.H7]-SUM([.H11:.H19])" office:value-type="currency" office:currency="RUB" office:value="0.268851292993954" calcext:value-type="currency">
              <text:p>0,27 ₽</text:p>
            </table:table-cell>
            <table:table-cell table:style-name="ce59" table:formula="of:=[.L20]*(1-[.J20])" office:value-type="currency" office:currency="RUB" office:value="0" calcext:value-type="currency">
              <text:p>0,00 ₽</text:p>
            </table:table-cell>
            <table:table-cell table:style-name="ce60" office:value-type="percentage" office:value="0.06" calcext:value-type="percentage">
              <text:p>6,00%</text:p>
            </table:table-cell>
            <table:table-cell table:style-name="ce44" table:formula="of:=([.H20])/(1-[.J20])" office:value-type="currency" office:currency="RUB" office:value="0.286012013823356" calcext:value-type="currency">
              <text:p>0,29 ₽</text:p>
            </table:table-cell>
            <table:table-cell table:style-name="ce54" table:formula="of:=['Коммерческое предложение'.$C$26]*([.F20])/[.$F$7]" office:value-type="currency" office:currency="RUB" office:value="0" calcext:value-type="currency">
              <text:p>0,00 ₽</text:p>
            </table:table-cell>
            <table:table-cell table:number-columns-repeated="2"/>
            <table:table-cell table:style-name="ce51" table:number-columns-repeated="3"/>
          </table:table-row>
          <table:table-row table:style-name="ro1">
            <table:table-cell table:style-name="ce31" table:number-columns-repeated="12"/>
            <table:table-cell table:number-columns-repeated="2"/>
            <table:table-cell table:style-name="ce51" table:number-columns-repeated="3"/>
          </table:table-row>
          <table:table-row-group>
            <table:table-row table:style-name="ro2">
              <table:table-cell table:style-name="ce32" office:value-type="string" calcext:value-type="string">
                <text:p>(1) Риски по материалам, % от стоимости материалов (на переделку, брак и непредвиденные расходы)</text:p>
              </table:table-cell>
              <table:table-cell table:style-name="ce39" table:formula="of:=[$'Состав работ, выплаты, расходы'.B1]/SUM([$'Состав работ, выплаты, расходы'.B1:$'Состав работ, выплаты, расходы'.E1])*[$'Состав работ, выплаты, расходы'.H1]/SUM([$'Состав работ, выплаты, расходы'.G1:$'Состав работ, выплаты, расходы'.I1])" office:value-type="percentage" office:value="0.111111111111111" calcext:value-type="percentage">
                <text:p>11,11%</text:p>
              </table:table-cell>
              <table:table-cell table:style-name="ce46" table:formula="of:=([.B22]+[.D22])/2" office:value-type="percentage" office:value="0.118055555555556" calcext:value-type="percentage">
                <text:p>11,81%</text:p>
              </table:table-cell>
              <table:table-cell table:style-name="ce49" office:value-type="percentage" office:value="0.125" calcext:value-type="percentage">
                <text:p>12,50%</text:p>
              </table:table-cell>
              <table:table-cell table:number-columns-repeated="10"/>
              <table:table-cell table:style-name="ce51" table:number-columns-repeated="3"/>
            </table:table-row>
            <table:table-row table:style-name="ro8">
              <table:table-cell table:style-name="ce32" office:value-type="string" calcext:value-type="string">
                <text:p>(2) Риски по инструментам, % от стоимости владения оборудованием на период работ (на ремонт, <text:s text:c="2"/>комплектующие и страховку)</text:p>
              </table:table-cell>
              <table:table-cell table:style-name="ce39" table:formula="of:=[$'Состав работ, выплаты, расходы'.C1]/SUM([$'Состав работ, выплаты, расходы'.B1:$'Состав работ, выплаты, расходы'.E1])*[$'Состав работ, выплаты, расходы'.H1]/SUM([$'Состав работ, выплаты, расходы'.G1:$'Состав работ, выплаты, расходы'.I1])" office:value-type="percentage" office:value="0.111111111111111" calcext:value-type="percentage">
                <text:p>11,11%</text:p>
              </table:table-cell>
              <table:table-cell table:style-name="ce46" table:formula="of:=([.B23]+[.D23])/2" office:value-type="percentage" office:value="0.118055555555556" calcext:value-type="percentage">
                <text:p>11,81%</text:p>
              </table:table-cell>
              <table:table-cell table:style-name="ce49" office:value-type="percentage" office:value="0.125" calcext:value-type="percentage">
                <text:p>12,50%</text:p>
              </table:table-cell>
              <table:table-cell table:number-columns-repeated="10"/>
              <table:table-cell table:style-name="ce51" table:number-columns-repeated="3"/>
            </table:table-row>
            <table:table-row table:style-name="ro2">
              <table:table-cell table:style-name="ce32" office:value-type="string" calcext:value-type="string">
                <text:p>(3) Риски по срокам, % от стоимости работ (на переделки, исправление ошибок)</text:p>
              </table:table-cell>
              <table:table-cell table:style-name="ce39" table:formula="of:=[$'Состав работ, выплаты, расходы'.E1]/SUM([$'Состав работ, выплаты, расходы'.B1:$'Состав работ, выплаты, расходы'.E1])*[$'Состав работ, выплаты, расходы'.H1]/SUM([$'Состав работ, выплаты, расходы'.G1:$'Состав работ, выплаты, расходы'.I1])" office:value-type="percentage" office:value="0.111111111111111" calcext:value-type="percentage">
                <text:p>11,11%</text:p>
              </table:table-cell>
              <table:table-cell table:style-name="ce46" table:formula="of:=([.B24]+[.D24])/2" office:value-type="percentage" office:value="0.118055555555556" calcext:value-type="percentage">
                <text:p>11,81%</text:p>
              </table:table-cell>
              <table:table-cell table:style-name="ce49" office:value-type="percentage" office:value="0.125" calcext:value-type="percentage">
                <text:p>12,50%</text:p>
              </table:table-cell>
              <table:table-cell table:number-columns-repeated="10"/>
              <table:table-cell table:style-name="ce51" table:number-columns-repeated="3"/>
            </table:table-row>
            <table:table-row table:style-name="ro4">
              <table:table-cell table:style-name="ce32" office:value-type="string" calcext:value-type="string">
                <text:p>(1) Развитие фирмы, % от стоимости материалов</text:p>
              </table:table-cell>
              <table:table-cell table:style-name="ce39" table:formula="of:=[$'Состав работ, выплаты, расходы'.B1]/SUM([$'Состав работ, выплаты, расходы'.B1:$'Состав работ, выплаты, расходы'.E1])*[$'Состав работ, выплаты, расходы'.I1]/SUM([$'Состав работ, выплаты, расходы'.G1:$'Состав работ, выплаты, расходы'.I1])" office:value-type="percentage" office:value="0.111111111111111" calcext:value-type="percentage">
                <text:p>11,11%</text:p>
              </table:table-cell>
              <table:table-cell table:style-name="ce46"/>
              <table:table-cell table:style-name="ce49"/>
              <table:table-cell table:number-columns-repeated="10"/>
              <table:table-cell table:style-name="ce51" table:number-columns-repeated="3"/>
            </table:table-row>
            <table:table-row table:style-name="ro4">
              <table:table-cell table:style-name="ce32" office:value-type="string" calcext:value-type="string">
                <text:p>(2) Развитие сотрудников, % от стоимости оборудования</text:p>
              </table:table-cell>
              <table:table-cell table:style-name="ce39" table:formula="of:=[$'Состав работ, выплаты, расходы'.C1]/SUM([$'Состав работ, выплаты, расходы'.B1:$'Состав работ, выплаты, расходы'.E1])*[$'Состав работ, выплаты, расходы'.I1]/SUM([$'Состав работ, выплаты, расходы'.G1:$'Состав работ, выплаты, расходы'.I1])" office:value-type="percentage" office:value="0.111111111111111" calcext:value-type="percentage">
                <text:p>11,11%</text:p>
              </table:table-cell>
              <table:table-cell table:style-name="ce46"/>
              <table:table-cell table:style-name="ce49"/>
              <table:table-cell table:number-columns-repeated="10"/>
              <table:table-cell table:style-name="ce51" table:number-columns-repeated="3"/>
            </table:table-row>
            <table:table-row table:style-name="ro4">
              <table:table-cell table:style-name="ce32" office:value-type="string" calcext:value-type="string">
                <text:p>(3) Развитие отношений, % от стоимости работ</text:p>
              </table:table-cell>
              <table:table-cell table:style-name="ce39" table:formula="of:=[$'Состав работ, выплаты, расходы'.E1]/SUM([$'Состав работ, выплаты, расходы'.B1:$'Состав работ, выплаты, расходы'.E1])*[$'Состав работ, выплаты, расходы'.I1]/SUM([$'Состав работ, выплаты, расходы'.G1:$'Состав работ, выплаты, расходы'.I1])" office:value-type="percentage" office:value="0.111111111111111" calcext:value-type="percentage">
                <text:p>11,11%</text:p>
              </table:table-cell>
              <table:table-cell table:style-name="ce46"/>
              <table:table-cell table:style-name="ce49"/>
              <table:table-cell table:number-columns-repeated="10"/>
              <table:table-cell table:style-name="ce51" table:number-columns-repeated="3"/>
            </table:table-row>
          </table:table-row-group>
        </table:table-row-group>
        <table:table-row table:style-name="ro1" table:number-rows-repeated="31">
          <table:table-cell table:style-name="Default"/>
          <table:table-cell table:number-columns-repeated="13"/>
          <table:table-cell table:style-name="ce51" table:number-columns-repeated="3"/>
        </table:table-row>
        <table:table-row table:style-name="ro1" table:number-rows-repeated="2">
          <table:table-cell table:style-name="ce33"/>
          <table:table-cell table:style-name="ce40" table:number-columns-repeated="11"/>
          <table:table-cell table:number-columns-repeated="2"/>
          <table:table-cell table:style-name="ce51" table:number-columns-repeated="3"/>
        </table:table-row>
        <table:table-row table:style-name="ro1">
          <table:table-cell table:style-name="ce33"/>
          <table:table-cell table:style-name="ce41" table:formula="of:=[.M61]" office:value-type="currency" office:currency="RUB" office:value="0" calcext:value-type="currency">
            <text:p>0,00 ₽</text:p>
          </table:table-cell>
          <table:table-cell table:style-name="ce40"/>
          <table:table-cell table:style-name="ce50" table:number-columns-repeated="9"/>
          <table:table-cell table:number-columns-repeated="2"/>
          <table:table-cell table:style-name="ce61"/>
          <table:table-cell table:style-name="ce51" table:number-columns-repeated="2"/>
        </table:table-row>
        <table:table-row table:style-name="ro1">
          <table:table-cell table:style-name="ce33"/>
          <table:table-cell table:style-name="ce41" table:formula="of:=[.M62]" office:value-type="currency" office:currency="RUB" office:value="0" calcext:value-type="currency">
            <text:p>0,00 ₽</text:p>
          </table:table-cell>
          <table:table-cell table:style-name="ce47"/>
          <table:table-cell table:style-name="ce51" table:number-columns-repeated="9"/>
          <table:table-cell table:number-columns-repeated="2"/>
          <table:table-cell table:style-name="ce61"/>
          <table:table-cell table:style-name="ce51"/>
          <table:table-cell/>
        </table:table-row>
        <table:table-row table:style-name="ro1">
          <table:table-cell table:style-name="ce33"/>
          <table:table-cell table:style-name="ce41" table:formula="of:=[.M63]" office:value-type="currency" office:currency="RUB" office:value="0" calcext:value-type="currency">
            <text:p>0,00 ₽</text:p>
          </table:table-cell>
          <table:table-cell table:style-name="ce47"/>
          <table:table-cell table:style-name="ce51" table:number-columns-repeated="9"/>
          <table:table-cell table:number-columns-repeated="2"/>
          <table:table-cell table:style-name="ce61"/>
          <table:table-cell table:style-name="ce51"/>
          <table:table-cell/>
        </table:table-row>
        <table:table-row table:style-name="ro1">
          <table:table-cell table:style-name="ce33"/>
          <table:table-cell table:style-name="ce41" table:formula="of:=[.M64]" office:value-type="currency" office:currency="RUB" office:value="0" calcext:value-type="currency">
            <text:p>0,00 ₽</text:p>
          </table:table-cell>
          <table:table-cell table:number-columns-repeated="12"/>
          <table:table-cell table:style-name="ce61"/>
          <table:table-cell table:number-columns-repeated="2"/>
        </table:table-row>
        <table:table-row table:style-name="ro1">
          <table:table-cell table:style-name="ce33"/>
          <table:table-cell table:style-name="ce41" table:formula="of:=[.M65]" office:value-type="currency" office:currency="RUB" office:value="0" calcext:value-type="currency">
            <text:p>0,00 ₽</text:p>
          </table:table-cell>
          <table:table-cell table:number-columns-repeated="12"/>
          <table:table-cell table:style-name="ce61"/>
          <table:table-cell table:number-columns-repeated="2"/>
        </table:table-row>
        <table:table-row table:style-name="ro1">
          <table:table-cell table:style-name="ce33"/>
          <table:table-cell table:style-name="ce41" table:formula="of:=[.M66]" office:value-type="currency" office:currency="RUB" office:value="0" calcext:value-type="currency">
            <text:p>0,00 ₽</text:p>
          </table:table-cell>
          <table:table-cell table:number-columns-repeated="12"/>
          <table:table-cell table:style-name="ce61"/>
          <table:table-cell table:number-columns-repeated="2"/>
        </table:table-row>
        <table:table-row table:style-name="ro1">
          <table:table-cell table:style-name="ce33"/>
          <table:table-cell table:style-name="ce41" table:formula="of:=[.M67]" office:value-type="currency" office:currency="RUB" office:value="0" calcext:value-type="currency">
            <text:p>0,00 ₽</text:p>
          </table:table-cell>
          <table:table-cell table:number-columns-repeated="12"/>
          <table:table-cell table:style-name="ce61"/>
          <table:table-cell table:number-columns-repeated="2"/>
        </table:table-row>
        <table:table-row table:style-name="ro1">
          <table:table-cell table:style-name="ce34"/>
          <table:table-cell table:style-name="ce41" table:formula="of:=[.M68]" office:value-type="currency" office:currency="RUB" office:value="0" calcext:value-type="currency">
            <text:p>0,00 ₽</text:p>
          </table:table-cell>
          <table:table-cell table:number-columns-repeated="12"/>
          <table:table-cell table:style-name="ce61"/>
          <table:table-cell table:number-columns-repeated="2"/>
        </table:table-row>
        <table:table-row table:style-name="ro1">
          <table:table-cell table:style-name="ce34"/>
          <table:table-cell table:number-columns-repeated="13"/>
          <table:table-cell table:style-name="ce61"/>
          <table:table-cell table:number-columns-repeated="2"/>
        </table:table-row>
        <table:table-row table:style-name="ro1">
          <table:table-cell table:style-name="ce33"/>
          <table:table-cell table:number-columns-repeated="13"/>
          <table:table-cell table:style-name="ce61"/>
          <table:table-cell table:number-columns-repeated="2"/>
        </table:table-row>
        <table:table-row table:style-name="ro1">
          <table:table-cell table:number-columns-repeated="14"/>
          <table:table-cell table:style-name="ce61"/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style-name="ce34"/>
          <table:table-cell table:style-name="ce10"/>
          <table:table-cell table:style-name="ce44" table:number-columns-repeated="10"/>
          <table:table-cell table:style-name="ce10"/>
          <table:table-cell/>
          <table:table-cell table:style-name="ce51" table:number-columns-repeated="3"/>
        </table:table-row>
        <table:table-row table:style-name="ro1">
          <table:table-cell table:style-name="Default"/>
          <table:table-cell table:number-columns-repeated="16"/>
        </table:table-row>
        <table:table-row table:style-name="ro1" table:number-rows-repeated="104850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Распределение средств по заказу" table:style-name="ta1">
        <table:table-column table:style-name="co14" table:default-cell-style-name="ce1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2" table:default-cell-style-name="Default"/>
        <table:table-row table:style-name="ro8">
          <table:table-cell table:style-name="ce62"/>
          <table:table-cell table:style-name="ce62" office:value-type="string" calcext:value-type="string">
            <text:p>Выплаты по заказу</text:p>
          </table:table-cell>
          <table:table-cell table:style-name="ce62" office:value-type="string" calcext:value-type="string">
            <text:p>Деньги, полученные с покупателя</text:p>
          </table:table-cell>
          <table:table-cell table:style-name="ce62" office:value-type="string" calcext:value-type="string">
            <text:p>Премиальные</text:p>
          </table:table-cell>
          <table:table-cell table:style-name="ce51" table:number-columns-repeated="3"/>
        </table:table-row>
        <table:table-row table:style-name="ro8">
          <table:table-cell table:style-name="ce62"/>
          <table:table-cell table:style-name="ce62" office:value-type="string" calcext:value-type="string">
            <text:p>Компаньонам для покрытия расходов</text:p>
          </table:table-cell>
          <table:table-cell table:style-name="ce62" office:value-type="string" calcext:value-type="string">
            <text:p>---</text:p>
          </table:table-cell>
          <table:table-cell table:style-name="ce62" office:value-type="string" calcext:value-type="string">
            <text:p>Продавцу</text:p>
          </table:table-cell>
          <table:table-cell table:style-name="ce51" table:number-columns-repeated="3"/>
        </table:table-row>
        <table:table-row table:style-name="ro4">
          <table:table-cell table:style-name="ce28" office:value-type="string" calcext:value-type="string">
            <text:p>Себестоимость материалов и расходников</text:p>
          </table:table-cell>
          <table:table-cell table:style-name="ce65" table:formula="of:=[$'Оценка стоимости заказа'.E11]+[$'Оценка стоимости заказа'.F11]" office:value-type="currency" office:currency="RUB" office:value="1.74074074074074" calcext:value-type="currency">
            <text:p>1,74 ₽</text:p>
          </table:table-cell>
          <table:table-cell table:style-name="ce65" table:formula="of:=[$'Оценка стоимости заказа'.H11]+[$'Оценка стоимости заказа'.I11]" office:value-type="currency" office:currency="RUB" office:value="2.13925925925926" calcext:value-type="currency">
            <text:p>2,14 ₽</text:p>
          </table:table-cell>
          <table:table-cell table:style-name="ce75" table:formula="of:=[.C3]-[.B3]" office:value-type="currency" office:currency="RUB" office:value="0.398518518518518" calcext:value-type="currency">
            <text:p>0,40 ₽</text:p>
          </table:table-cell>
          <table:table-cell table:style-name="ce76" office:value-type="string" calcext:value-type="string">
            <text:p>Минус может быть из-за непредвиденных расходов</text:p>
          </table:table-cell>
          <table:table-cell table:style-name="ce51" table:number-columns-repeated="2"/>
        </table:table-row>
        <table:table-row table:style-name="ro1">
          <table:table-cell table:style-name="ce29" office:value-type="string" calcext:value-type="string">
            <text:p>Себестоимость использования инструмента</text:p>
          </table:table-cell>
          <table:table-cell table:style-name="ce65" table:formula="of:=[$'Оценка стоимости заказа'.E12]+[$'Оценка стоимости заказа'.F12]" office:value-type="currency" office:currency="RUB" office:value="0.241975308641975" calcext:value-type="currency">
            <text:p>0,24 ₽</text:p>
          </table:table-cell>
          <table:table-cell table:style-name="ce65" table:formula="of:=[$'Оценка стоимости заказа'.H12]+[$'Оценка стоимости заказа'.I12]" office:value-type="currency" office:currency="RUB" office:value="0.241975308641975" calcext:value-type="currency">
            <text:p>0,24 ₽</text:p>
          </table:table-cell>
          <table:table-cell table:style-name="ce75" table:formula="of:=[.C4]-[.B4]" office:value-type="currency" office:currency="RUB" office:value="0" calcext:value-type="currency">
            <text:p>0,00 ₽</text:p>
          </table:table-cell>
          <table:table-cell table:style-name="ce76" office:value-type="string" calcext:value-type="string">
            <text:p>Минус может быть из-за изменений в сроках работ</text:p>
          </table:table-cell>
          <table:table-cell table:style-name="ce51" table:number-columns-repeated="2"/>
        </table:table-row>
        <table:table-row table:style-name="ro1">
          <table:table-cell table:style-name="ce30" office:value-type="string" calcext:value-type="string">
            <text:p>Отложить на покупку и оплату аренды используемого ПО</text:p>
          </table:table-cell>
          <table:table-cell table:style-name="ce65" table:formula="of:=[$'Оценка стоимости заказа'.E13]+[$'Оценка стоимости заказа'.F13]" office:value-type="currency" office:currency="RUB" office:value="0.0403292181069959" calcext:value-type="currency">
            <text:p>0,04 ₽</text:p>
          </table:table-cell>
          <table:table-cell table:style-name="ce65" table:formula="of:=[$'Оценка стоимости заказа'.H13]+[$'Оценка стоимости заказа'.I13]" office:value-type="currency" office:currency="RUB" office:value="0.0403292181069959" calcext:value-type="currency">
            <text:p>0,04 ₽</text:p>
          </table:table-cell>
          <table:table-cell table:style-name="ce75" table:formula="of:=[.C5]-[.B5]" office:value-type="currency" office:currency="RUB" office:value="0" calcext:value-type="currency">
            <text:p>0,00 ₽</text:p>
          </table:table-cell>
          <table:table-cell table:style-name="ce76"/>
          <table:table-cell table:style-name="ce51" table:number-columns-repeated="2"/>
        </table:table-row>
        <table:table-row table:style-name="ro6">
          <table:table-cell table:style-name="ce30" office:value-type="string" calcext:value-type="string">
            <text:p>Запас на гарантийные обязательства, брак, ремонт, исправления, переделки</text:p>
          </table:table-cell>
          <table:table-cell table:style-name="ce65" table:formula="of:=[$'Оценка стоимости заказа'.E14]+[$'Оценка стоимости заказа'.F14]" office:value-type="currency" office:currency="RUB" office:value="0.037037037037037" calcext:value-type="currency">
            <text:p>0,04 ₽</text:p>
          </table:table-cell>
          <table:table-cell table:style-name="ce65" table:formula="of:=[$'Оценка стоимости заказа'.H14]+[$'Оценка стоимости заказа'.I14]" office:value-type="currency" office:currency="RUB" office:value="0.037037037037037" calcext:value-type="currency">
            <text:p>0,04 ₽</text:p>
          </table:table-cell>
          <table:table-cell table:style-name="ce75" table:formula="of:=[.C6]-[.B6]" office:value-type="currency" office:currency="RUB" office:value="0" calcext:value-type="currency">
            <text:p>0,00 ₽</text:p>
          </table:table-cell>
          <table:table-cell table:style-name="ce77" office:value-type="string" calcext:value-type="string">
            <text:p>В копилку на гарантийные обязательства</text:p>
          </table:table-cell>
          <table:table-cell table:style-name="ce51" table:number-columns-repeated="2"/>
        </table:table-row>
        <table:table-row table:style-name="ro1">
          <table:table-cell table:style-name="ce30" office:value-type="string" calcext:value-type="string">
            <text:p>Запас на ремонт оборудования и покупку запчастей</text:p>
          </table:table-cell>
          <table:table-cell table:style-name="ce65" table:formula="of:=[$'Оценка стоимости заказа'.E15]+[$'Оценка стоимости заказа'.F15]" office:value-type="currency" office:currency="RUB" office:value="0.0403292181069959" calcext:value-type="currency">
            <text:p>0,04 ₽</text:p>
          </table:table-cell>
          <table:table-cell table:style-name="ce65" table:formula="of:=[$'Оценка стоимости заказа'.H15]+[$'Оценка стоимости заказа'.I15]" office:value-type="currency" office:currency="RUB" office:value="0.0403292181069959" calcext:value-type="currency">
            <text:p>0,04 ₽</text:p>
          </table:table-cell>
          <table:table-cell table:style-name="ce75" table:formula="of:=[.C7]-[.B7]" office:value-type="currency" office:currency="RUB" office:value="0" calcext:value-type="currency">
            <text:p>0,00 ₽</text:p>
          </table:table-cell>
          <table:table-cell table:style-name="ce77" office:value-type="string" calcext:value-type="string">
            <text:p>В копилку на обновление</text:p>
          </table:table-cell>
          <table:table-cell table:style-name="ce51" table:number-columns-repeated="2"/>
        </table:table-row>
        <table:table-row table:style-name="ro6">
          <table:table-cell table:style-name="ce30" office:value-type="string" calcext:value-type="string">
            <text:p>На развитие производства (новое оборудование, ПО, расширение)</text:p>
          </table:table-cell>
          <table:table-cell table:style-name="ce65" table:formula="of:=[$'Оценка стоимости заказа'.E16]+[$'Оценка стоимости заказа'.F16]" office:value-type="currency" office:currency="RUB" office:value="0.037037037037037" calcext:value-type="currency">
            <text:p>0,04 ₽</text:p>
          </table:table-cell>
          <table:table-cell table:style-name="ce65" table:formula="of:=[$'Оценка стоимости заказа'.H16]+[$'Оценка стоимости заказа'.I16]" office:value-type="currency" office:currency="RUB" office:value="0.037037037037037" calcext:value-type="currency">
            <text:p>0,04 ₽</text:p>
          </table:table-cell>
          <table:table-cell table:style-name="ce75" table:formula="of:=[.C8]-[.B8]" office:value-type="currency" office:currency="RUB" office:value="0" calcext:value-type="currency">
            <text:p>0,00 ₽</text:p>
          </table:table-cell>
          <table:table-cell table:style-name="ce77" office:value-type="string" calcext:value-type="string">
            <text:p>В копилку на развитие</text:p>
          </table:table-cell>
          <table:table-cell table:style-name="ce51" table:number-columns-repeated="2"/>
        </table:table-row>
        <table:table-row table:style-name="ro1">
          <table:table-cell table:style-name="ce30" office:value-type="string" calcext:value-type="string">
            <text:p>На обучение работе с оборудованием и ПО</text:p>
          </table:table-cell>
          <table:table-cell table:style-name="ce65" table:formula="of:=[$'Оценка стоимости заказа'.E17]+[$'Оценка стоимости заказа'.F17]" office:value-type="currency" office:currency="RUB" office:value="0.0403292181069959" calcext:value-type="currency">
            <text:p>0,04 ₽</text:p>
          </table:table-cell>
          <table:table-cell table:style-name="ce65" table:formula="of:=[$'Оценка стоимости заказа'.H17]+[$'Оценка стоимости заказа'.I17]" office:value-type="currency" office:currency="RUB" office:value="0.0403292181069959" calcext:value-type="currency">
            <text:p>0,04 ₽</text:p>
          </table:table-cell>
          <table:table-cell table:style-name="ce75" table:formula="of:=[.C9]-[.B9]" office:value-type="currency" office:currency="RUB" office:value="0" calcext:value-type="currency">
            <text:p>0,00 ₽</text:p>
          </table:table-cell>
          <table:table-cell table:style-name="ce77" office:value-type="string" calcext:value-type="string">
            <text:p>Взносы на обучение</text:p>
          </table:table-cell>
          <table:table-cell table:number-columns-repeated="2"/>
        </table:table-row>
        <table:table-row table:style-name="ro1">
          <table:table-cell table:style-name="ce63" office:value-type="string" calcext:value-type="string">
            <text:p>Премии работникам: Риски по срокам исполнения</text:p>
          </table:table-cell>
          <table:table-cell table:style-name="ce65" table:formula="of:=[$'Оценка стоимости заказа'.E18]+[$'Оценка стоимости заказа'.F18]" office:value-type="currency" office:currency="RUB" office:value="0.0174262053548748" calcext:value-type="currency">
            <text:p>0,02 ₽</text:p>
          </table:table-cell>
          <table:table-cell table:style-name="ce65" table:formula="of:=[$'Оценка стоимости заказа'.H18]+[$'Оценка стоимости заказа'.I18]" office:value-type="currency" office:currency="RUB" office:value="0.0174262053548748" calcext:value-type="currency">
            <text:p>0,02 ₽</text:p>
          </table:table-cell>
          <table:table-cell table:style-name="ce75" table:formula="of:=[.C10]-[.B10]" office:value-type="currency" office:currency="RUB" office:value="0" calcext:value-type="currency">
            <text:p>0,00 ₽</text:p>
          </table:table-cell>
          <table:table-cell table:style-name="ce61" office:value-type="string" calcext:value-type="string">
            <text:p>Минус может быть за счёт предоставленной скидки на стоимость услуг</text:p>
          </table:table-cell>
          <table:table-cell table:style-name="ce51" table:number-columns-repeated="2"/>
        </table:table-row>
        <table:table-row table:style-name="ro1">
          <table:table-cell table:style-name="ce63" office:value-type="string" calcext:value-type="string">
            <text:p>Работникам на отпуск, отдых, лечение</text:p>
          </table:table-cell>
          <table:table-cell table:style-name="ce65" table:formula="of:=[$'Оценка стоимости заказа'.E19]+[$'Оценка стоимости заказа'.F19]" office:value-type="currency" office:currency="RUB" office:value="0.0174262053548748" calcext:value-type="currency">
            <text:p>0,02 ₽</text:p>
          </table:table-cell>
          <table:table-cell table:style-name="ce65" table:formula="of:=[$'Оценка стоимости заказа'.H19]+[$'Оценка стоимости заказа'.I19]" office:value-type="currency" office:currency="RUB" office:value="0.0174262053548748" calcext:value-type="currency">
            <text:p>0,02 ₽</text:p>
          </table:table-cell>
          <table:table-cell table:style-name="ce75" table:formula="of:=[.C11]-[.B11]" office:value-type="currency" office:currency="RUB" office:value="0" calcext:value-type="currency">
            <text:p>0,00 ₽</text:p>
          </table:table-cell>
          <table:table-cell table:style-name="ce61" office:value-type="string" calcext:value-type="string">
            <text:p>Минус может быть за счёт предоставленной скидки на стоимость услуг</text:p>
          </table:table-cell>
          <table:table-cell table:style-name="ce51" table:number-columns-repeated="2"/>
        </table:table-row>
        <table:table-row table:style-name="ro1">
          <table:table-cell table:style-name="ce63" office:value-type="string" calcext:value-type="string">
            <text:p>Денег на оплату работ специалистов (на карман):</text:p>
          </table:table-cell>
          <table:table-cell table:style-name="ce65" table:formula="of:=[$'Оценка стоимости заказа'.E20]+[$'Оценка стоимости заказа'.F20]" office:value-type="currency" office:currency="RUB" office:value="0.268851292993954" calcext:value-type="currency">
            <text:p>0,27 ₽</text:p>
          </table:table-cell>
          <table:table-cell table:style-name="ce65" table:formula="of:=[$'Оценка стоимости заказа'.H20]+[$'Оценка стоимости заказа'.I20]" office:value-type="currency" office:currency="RUB" office:value="0.268851292993954" calcext:value-type="currency">
            <text:p>0,27 ₽</text:p>
          </table:table-cell>
          <table:table-cell table:style-name="ce75" table:formula="of:=[.C12]-[.B12]" office:value-type="currency" office:currency="RUB" office:value="0" calcext:value-type="currency">
            <text:p>0,00 ₽</text:p>
          </table:table-cell>
          <table:table-cell table:style-name="ce61" office:value-type="string" calcext:value-type="string">
            <text:p>Минус может быть за счёт предоставленной скидки на стоимость услуг</text:p>
          </table:table-cell>
          <table:table-cell table:number-columns-repeated="2"/>
        </table:table-row>
        <table:table-row table:style-name="ro1">
          <table:table-cell table:style-name="ce64" office:value-type="string" calcext:value-type="string">
            <text:p>Итого:</text:p>
          </table:table-cell>
          <table:table-cell table:style-name="ce71" table:formula="of:=SUM([.B3:.B12])" office:value-type="currency" office:currency="RUB" office:value="2.48148148148148" calcext:value-type="currency">
            <text:p>2,48 ₽</text:p>
          </table:table-cell>
          <table:table-cell table:style-name="ce71" table:formula="of:=SUM([.C3:.C12])" office:value-type="currency" office:currency="RUB" office:value="2.88" calcext:value-type="currency">
            <text:p>2,88 ₽</text:p>
          </table:table-cell>
          <table:table-cell table:style-name="ce71" table:formula="of:=SUM([.D3:.D12])" office:value-type="currency" office:currency="RUB" office:value="0.398518518518518" calcext:value-type="currency">
            <text:p>0,40 ₽</text:p>
          </table:table-cell>
          <table:table-cell table:style-name="ce51" table:number-columns-repeated="3"/>
        </table:table-row>
        <table:table-row table:style-name="ro1">
          <table:table-cell table:style-name="ce65" table:number-columns-repeated="3"/>
          <table:table-cell table:style-name="ce75"/>
          <table:table-cell table:style-name="ce51"/>
          <table:table-cell table:number-columns-repeated="2"/>
        </table:table-row>
        <table:table-row table:style-name="ro2">
          <table:table-cell table:style-name="ce66" office:value-type="string" calcext:value-type="string">
            <text:p>Компаньоны</text:p>
          </table:table-cell>
          <table:table-cell table:style-name="ce63" office:value-type="string" calcext:value-type="string">
            <text:p>Имя 1</text:p>
          </table:table-cell>
          <table:table-cell table:style-name="ce63" office:value-type="string" calcext:value-type="string">
            <text:p>Имя 2</text:p>
          </table:table-cell>
          <table:table-cell table:style-name="ce63" office:value-type="string" calcext:value-type="string">
            <text:p>Имя 3</text:p>
          </table:table-cell>
          <table:table-cell table:style-name="ce63" office:value-type="string" calcext:value-type="string">
            <text:p>Имя 4</text:p>
          </table:table-cell>
          <table:table-cell table:style-name="ce63" office:value-type="string" calcext:value-type="string">
            <text:p>Имя 5</text:p>
          </table:table-cell>
          <table:table-cell table:style-name="ce78" office:value-type="string" calcext:value-type="string">
            <text:p>Легализация ПО, затраты</text:p>
          </table:table-cell>
        </table:table-row>
        <table:table-row table:style-name="ro3">
          <table:table-cell table:style-name="ce63" office:value-type="string" calcext:value-type="string">
            <text:p>Доля в инфраструктуре (оборудование, инструмент, недвижимость)</text:p>
          </table:table-cell>
          <table:table-cell table:style-name="ce72" table:formula="of:=[$'Операционные затраты (на владение)'.E15]/SUM(['Операционные затраты (на владение)'.$E$15:.$J$15])" office:value-type="percentage" office:value="0.123809523809524" calcext:value-type="percentage">
            <text:p>12,38%</text:p>
          </table:table-cell>
          <table:table-cell table:style-name="ce72" table:formula="of:=[$'Операционные затраты (на владение)'.F15]/SUM(['Операционные затраты (на владение)'.$E$15:.$J$15])" office:value-type="percentage" office:value="0.123809523809524" calcext:value-type="percentage">
            <text:p>12,38%</text:p>
          </table:table-cell>
          <table:table-cell table:style-name="ce72" table:formula="of:=[$'Операционные затраты (на владение)'.G15]/SUM(['Операционные затраты (на владение)'.$E$15:.$J$15])" office:value-type="percentage" office:value="0.314285714285714" calcext:value-type="percentage">
            <text:p>31,43%</text:p>
          </table:table-cell>
          <table:table-cell table:style-name="ce72" table:formula="of:=[$'Операционные затраты (на владение)'.H15]/SUM(['Операционные затраты (на владение)'.$E$15:.$J$15])" office:value-type="percentage" office:value="0.123809523809524" calcext:value-type="percentage">
            <text:p>12,38%</text:p>
          </table:table-cell>
          <table:table-cell table:style-name="ce72" table:formula="of:=[$'Операционные затраты (на владение)'.I15]/SUM(['Операционные затраты (на владение)'.$E$15:.$J$15])" office:value-type="percentage" office:value="0.171428571428571" calcext:value-type="percentage">
            <text:p>17,14%</text:p>
          </table:table-cell>
          <table:table-cell table:style-name="ce72" table:formula="of:=[$'Операционные затраты (на владение)'.J15]/SUM(['Операционные затраты (на владение)'.$E$15:.$J$15])" office:value-type="percentage" office:value="0.142857142857143" calcext:value-type="percentage">
            <text:p>14,29%</text:p>
          </table:table-cell>
        </table:table-row>
        <table:table-row table:style-name="ro1">
          <table:table-cell table:style-name="ce63" office:value-type="string" calcext:value-type="string">
            <text:p>Доля в ПО</text:p>
          </table:table-cell>
          <table:table-cell table:number-columns-repeated="5" table:style-name="ce72" office:value-type="percentage" office:value="0.2" calcext:value-type="percentage">
            <text:p>20,00%</text:p>
          </table:table-cell>
          <table:table-cell table:style-name="ce72"/>
        </table:table-row>
        <table:table-row table:style-name="ro1">
          <table:table-cell table:style-name="ce67" office:value-type="string" calcext:value-type="string">
            <text:p>Покрытие расходов (амортизация стоимости)</text:p>
          </table:table-cell>
          <table:table-cell table:style-name="ce73" table:formula="of:=SUM([.$B$4];[.$B$5])*[.B16]" office:value-type="currency" office:currency="RUB" office:value="0.0349519890260631" calcext:value-type="currency">
            <text:p>0,03 ₽</text:p>
          </table:table-cell>
          <table:table-cell table:style-name="ce73" table:formula="of:=SUM([.$B$4];[.$B$5])*[.C16]" office:value-type="currency" office:currency="RUB" office:value="0.0349519890260631" calcext:value-type="currency">
            <text:p>0,03 ₽</text:p>
          </table:table-cell>
          <table:table-cell table:style-name="ce73" table:formula="of:=SUM([.$B$4];[.$B$5])*[.D16]" office:value-type="currency" office:currency="RUB" office:value="0.0887242798353909" calcext:value-type="currency">
            <text:p>0,09 ₽</text:p>
          </table:table-cell>
          <table:table-cell table:style-name="ce73" table:formula="of:=SUM([.$B$4];[.$B$5])*[.E16]" office:value-type="currency" office:currency="RUB" office:value="0.0349519890260631" calcext:value-type="currency">
            <text:p>0,03 ₽</text:p>
          </table:table-cell>
          <table:table-cell table:style-name="ce73" table:formula="of:=SUM([.$B$4];[.$B$5])*[.F16]" office:value-type="currency" office:currency="RUB" office:value="0.048395061728395" calcext:value-type="currency">
            <text:p>0,05 ₽</text:p>
          </table:table-cell>
          <table:table-cell table:style-name="ce26" table:formula="of:=SUM([.$B$4];[.$B$5])*[.G16]" office:value-type="currency" office:currency="RUB" office:value="0.0403292181069959" calcext:value-type="currency">
            <text:p>0,04 ₽</text:p>
          </table:table-cell>
        </table:table-row>
        <table:table-row table:style-name="ro1">
          <table:table-cell table:style-name="ce68" office:value-type="string" calcext:value-type="string">
            <text:p>Итого к выплате компаньонам:</text:p>
          </table:table-cell>
          <table:table-cell table:style-name="ce74" table:formula="of:=[.B18]" office:value-type="currency" office:currency="RUB" office:value="0.0349519890260631" calcext:value-type="currency">
            <text:p>0,03 ₽</text:p>
          </table:table-cell>
          <table:table-cell table:style-name="ce74" table:formula="of:=[.C18]" office:value-type="currency" office:currency="RUB" office:value="0.0349519890260631" calcext:value-type="currency">
            <text:p>0,03 ₽</text:p>
          </table:table-cell>
          <table:table-cell table:style-name="ce74" table:formula="of:=[.D18]" office:value-type="currency" office:currency="RUB" office:value="0.0887242798353909" calcext:value-type="currency">
            <text:p>0,09 ₽</text:p>
          </table:table-cell>
          <table:table-cell table:style-name="ce74" table:formula="of:=[.E18]" office:value-type="currency" office:currency="RUB" office:value="0.0349519890260631" calcext:value-type="currency">
            <text:p>0,03 ₽</text:p>
          </table:table-cell>
          <table:table-cell table:style-name="ce74" table:formula="of:=[.F18]" office:value-type="currency" office:currency="RUB" office:value="0.048395061728395" calcext:value-type="currency">
            <text:p>0,05 ₽</text:p>
          </table:table-cell>
          <table:table-cell table:style-name="ce26"/>
        </table:table-row>
        <table:table-row table:style-name="ro1">
          <table:table-cell table:style-name="ce67" office:value-type="string" calcext:value-type="string">
            <text:p>Взносы на легализацию и оплату используемого ПО</text:p>
          </table:table-cell>
          <table:table-cell table:style-name="ce73" table:formula="of:=[.B17]/SUM([.$B$17:.$F$17])*[.$G$18]" office:value-type="currency" office:currency="RUB" office:value="0.00806584362139918" calcext:value-type="currency">
            <text:p>0,01 ₽</text:p>
          </table:table-cell>
          <table:table-cell table:style-name="ce73" table:formula="of:=[.C17]/SUM([.$B$17:.$F$17])*[.$G$18]" office:value-type="currency" office:currency="RUB" office:value="0.00806584362139918" calcext:value-type="currency">
            <text:p>0,01 ₽</text:p>
          </table:table-cell>
          <table:table-cell table:style-name="ce73" table:formula="of:=[.D17]/SUM([.$B$17:.$F$17])*[.$G$18]" office:value-type="currency" office:currency="RUB" office:value="0.00806584362139918" calcext:value-type="currency">
            <text:p>0,01 ₽</text:p>
          </table:table-cell>
          <table:table-cell table:style-name="ce73" table:formula="of:=[.E17]/SUM([.$B$17:.$F$17])*[.$G$18]" office:value-type="currency" office:currency="RUB" office:value="0.00806584362139918" calcext:value-type="currency">
            <text:p>0,01 ₽</text:p>
          </table:table-cell>
          <table:table-cell table:style-name="ce73" table:formula="of:=[.F17]/SUM([.$B$17:.$F$17])*[.$G$18]" office:value-type="currency" office:currency="RUB" office:value="0.00806584362139918" calcext:value-type="currency">
            <text:p>0,01 ₽</text:p>
          </table:table-cell>
          <table:table-cell table:style-name="ce26"/>
        </table:table-row>
        <table:table-row table:style-name="ro1">
          <table:table-cell table:style-name="ce69" office:value-type="string" calcext:value-type="string">
            <text:p>Взносы в копилку на гарантийные обязательства</text:p>
          </table:table-cell>
          <table:table-cell table:style-name="ce73" table:formula="of:=[.$B$6]*[.B16]/SUM([.$B$16:.$F$16])" office:value-type="currency" office:currency="RUB" office:value="0.00534979423868313" calcext:value-type="currency">
            <text:p>0,01 ₽</text:p>
          </table:table-cell>
          <table:table-cell table:style-name="ce73" table:formula="of:=[.$B$6]*[.C16]/SUM([.$B$16:.$F$16])" office:value-type="currency" office:currency="RUB" office:value="0.00534979423868313" calcext:value-type="currency">
            <text:p>0,01 ₽</text:p>
          </table:table-cell>
          <table:table-cell table:style-name="ce73" table:formula="of:=[.$B$6]*[.D16]/SUM([.$B$16:.$F$16])" office:value-type="currency" office:currency="RUB" office:value="0.0135802469135802" calcext:value-type="currency">
            <text:p>0,01 ₽</text:p>
          </table:table-cell>
          <table:table-cell table:style-name="ce73" table:formula="of:=[.$B$6]*[.E16]/SUM([.$B$16:.$F$16])" office:value-type="currency" office:currency="RUB" office:value="0.00534979423868313" calcext:value-type="currency">
            <text:p>0,01 ₽</text:p>
          </table:table-cell>
          <table:table-cell table:style-name="ce73" table:formula="of:=[.$B$6]*[.F16]/SUM([.$B$16:.$F$16])" office:value-type="currency" office:currency="RUB" office:value="0.00740740740740741" calcext:value-type="currency">
            <text:p>0,01 ₽</text:p>
          </table:table-cell>
          <table:table-cell table:style-name="ce26"/>
        </table:table-row>
        <table:table-row table:style-name="ro1">
          <table:table-cell table:style-name="ce69" office:value-type="string" calcext:value-type="string">
            <text:p>Взносы в копилку на обновление и ремонт</text:p>
          </table:table-cell>
          <table:table-cell table:style-name="ce73" table:formula="of:=[.$B$7]*[.B16]/SUM([.$B$16:.$F$16])" office:value-type="currency" office:currency="RUB" office:value="0.00582533150434385" calcext:value-type="currency">
            <text:p>0,01 ₽</text:p>
          </table:table-cell>
          <table:table-cell table:style-name="ce73" table:formula="of:=[.$B$7]*[.C16]/SUM([.$B$16:.$F$16])" office:value-type="currency" office:currency="RUB" office:value="0.00582533150434385" calcext:value-type="currency">
            <text:p>0,01 ₽</text:p>
          </table:table-cell>
          <table:table-cell table:style-name="ce73" table:formula="of:=[.$B$7]*[.D16]/SUM([.$B$16:.$F$16])" office:value-type="currency" office:currency="RUB" office:value="0.0147873799725651" calcext:value-type="currency">
            <text:p>0,01 ₽</text:p>
          </table:table-cell>
          <table:table-cell table:style-name="ce73" table:formula="of:=[.$B$7]*[.E16]/SUM([.$B$16:.$F$16])" office:value-type="currency" office:currency="RUB" office:value="0.00582533150434385" calcext:value-type="currency">
            <text:p>0,01 ₽</text:p>
          </table:table-cell>
          <table:table-cell table:style-name="ce73" table:formula="of:=[.$B$7]*[.F16]/SUM([.$B$16:.$F$16])" office:value-type="currency" office:currency="RUB" office:value="0.00806584362139917" calcext:value-type="currency">
            <text:p>0,01 ₽</text:p>
          </table:table-cell>
          <table:table-cell table:style-name="ce26"/>
        </table:table-row>
        <table:table-row table:style-name="ro1">
          <table:table-cell table:style-name="ce69" office:value-type="string" calcext:value-type="string">
            <text:p>Взносы в копилку на развитие</text:p>
          </table:table-cell>
          <table:table-cell table:style-name="ce73" table:formula="of:=[.B16]*[.$B$8]/SUM([.$B$16:.$F$16])" office:value-type="currency" office:currency="RUB" office:value="0.00534979423868313" calcext:value-type="currency">
            <text:p>0,01 ₽</text:p>
          </table:table-cell>
          <table:table-cell table:style-name="ce73" table:formula="of:=[.C16]*[.$B$8]/SUM([.$B$16:.$F$16])" office:value-type="currency" office:currency="RUB" office:value="0.00534979423868313" calcext:value-type="currency">
            <text:p>0,01 ₽</text:p>
          </table:table-cell>
          <table:table-cell table:style-name="ce73" table:formula="of:=[.D16]*[.$B$8]/SUM([.$B$16:.$F$16])" office:value-type="currency" office:currency="RUB" office:value="0.0135802469135802" calcext:value-type="currency">
            <text:p>0,01 ₽</text:p>
          </table:table-cell>
          <table:table-cell table:style-name="ce73" table:formula="of:=[.E16]*[.$B$8]/SUM([.$B$16:.$F$16])" office:value-type="currency" office:currency="RUB" office:value="0.00534979423868313" calcext:value-type="currency">
            <text:p>0,01 ₽</text:p>
          </table:table-cell>
          <table:table-cell table:style-name="ce73" table:formula="of:=[.F16]*[.$B$8]/SUM([.$B$16:.$F$16])" office:value-type="currency" office:currency="RUB" office:value="0.00740740740740741" calcext:value-type="currency">
            <text:p>0,01 ₽</text:p>
          </table:table-cell>
          <table:table-cell table:style-name="ce26"/>
        </table:table-row>
        <table:table-row table:style-name="ro6">
          <table:table-cell table:style-name="ce70" office:value-type="string" calcext:value-type="string">
            <text:p>Взносы за обучение (оплата курсов, доплата мастеру за консультации)</text:p>
          </table:table-cell>
          <table:table-cell table:style-name="ce73" table:formula="of:=[.B16]*[.$B$9]/SUM([.$B$16:.$F$16])" office:value-type="currency" office:currency="RUB" office:value="0.00582533150434385" calcext:value-type="currency">
            <text:p>0,01 ₽</text:p>
          </table:table-cell>
          <table:table-cell table:style-name="ce73" table:formula="of:=[.C16]*[.$B$9]/SUM([.$B$16:.$F$16])" office:value-type="currency" office:currency="RUB" office:value="0.00582533150434385" calcext:value-type="currency">
            <text:p>0,01 ₽</text:p>
          </table:table-cell>
          <table:table-cell table:style-name="ce73" table:formula="of:=[.D16]*[.$B$9]/SUM([.$B$16:.$F$16])" office:value-type="currency" office:currency="RUB" office:value="0.0147873799725651" calcext:value-type="currency">
            <text:p>0,01 ₽</text:p>
          </table:table-cell>
          <table:table-cell table:style-name="ce73" table:formula="of:=[.E16]*[.$B$9]/SUM([.$B$16:.$F$16])" office:value-type="currency" office:currency="RUB" office:value="0.00582533150434385" calcext:value-type="currency">
            <text:p>0,01 ₽</text:p>
          </table:table-cell>
          <table:table-cell table:style-name="ce73" table:formula="of:=[.F16]*[.$B$9]/SUM([.$B$16:.$F$16])" office:value-type="currency" office:currency="RUB" office:value="0.00806584362139917" calcext:value-type="currency">
            <text:p>0,01 ₽</text:p>
          </table:table-cell>
          <table:table-cell table:style-name="ce26"/>
        </table:table-row>
        <table:table-row table:style-name="ro1">
          <table:table-cell table:style-name="ce68" office:value-type="string" calcext:value-type="string">
            <text:p>Итого в копилках:</text:p>
          </table:table-cell>
          <table:table-cell table:style-name="ce74" table:formula="of:=SUM([.B20:.B24])" office:value-type="currency" office:currency="RUB" office:value="0.0304160951074531" calcext:value-type="currency">
            <text:p>0,03 ₽</text:p>
          </table:table-cell>
          <table:table-cell table:style-name="ce74" table:formula="of:=SUM([.C20:.C24])" office:value-type="currency" office:currency="RUB" office:value="0.0304160951074531" calcext:value-type="currency">
            <text:p>0,03 ₽</text:p>
          </table:table-cell>
          <table:table-cell table:style-name="ce74" table:formula="of:=SUM([.D20:.D24])" office:value-type="currency" office:currency="RUB" office:value="0.06480109739369" calcext:value-type="currency">
            <text:p>0,06 ₽</text:p>
          </table:table-cell>
          <table:table-cell table:style-name="ce74" table:formula="of:=SUM([.E20:.E24])" office:value-type="currency" office:currency="RUB" office:value="0.0304160951074531" calcext:value-type="currency">
            <text:p>0,03 ₽</text:p>
          </table:table-cell>
          <table:table-cell table:style-name="ce74" table:formula="of:=SUM([.F20:.F24])" office:value-type="currency" office:currency="RUB" office:value="0.0390123456790123" calcext:value-type="currency">
            <text:p>0,04 ₽</text:p>
          </table:table-cell>
          <table:table-cell table:style-name="ce26"/>
        </table:table-row>
        <table:table-row table:style-name="ro1" table:number-rows-repeated="22">
          <table:table-cell table:style-name="Default"/>
          <table:table-cell table:number-columns-repeated="3"/>
          <table:table-cell table:style-name="ce51" table:number-columns-repeated="3"/>
        </table:table-row>
        <table:table-row table:style-name="ro1" table:number-rows-repeated="2">
          <table:table-cell table:style-name="ce33"/>
          <table:table-cell table:number-columns-repeated="3"/>
          <table:table-cell table:style-name="ce51" table:number-columns-repeated="3"/>
        </table:table-row>
        <table:table-row table:style-name="ro1">
          <table:table-cell table:style-name="ce33"/>
          <table:table-cell table:number-columns-repeated="3"/>
          <table:table-cell table:style-name="ce61"/>
          <table:table-cell table:style-name="ce51" table:number-columns-repeated="2"/>
        </table:table-row>
        <table:table-row table:style-name="ro1" table:number-rows-repeated="2">
          <table:table-cell table:style-name="ce33"/>
          <table:table-cell table:number-columns-repeated="3"/>
          <table:table-cell table:style-name="ce61"/>
          <table:table-cell table:style-name="ce51"/>
          <table:table-cell/>
        </table:table-row>
        <table:table-row table:style-name="ro1" table:number-rows-repeated="4">
          <table:table-cell table:style-name="ce33"/>
          <table:table-cell table:number-columns-repeated="3"/>
          <table:table-cell table:style-name="ce61"/>
          <table:table-cell table:number-columns-repeated="2"/>
        </table:table-row>
        <table:table-row table:style-name="ro1" table:number-rows-repeated="2">
          <table:table-cell table:style-name="ce34"/>
          <table:table-cell table:number-columns-repeated="3"/>
          <table:table-cell table:style-name="ce61"/>
          <table:table-cell table:number-columns-repeated="2"/>
        </table:table-row>
        <table:table-row table:style-name="ro1">
          <table:table-cell table:style-name="ce33"/>
          <table:table-cell table:number-columns-repeated="3"/>
          <table:table-cell table:style-name="ce61"/>
          <table:table-cell table:number-columns-repeated="2"/>
        </table:table-row>
        <table:table-row table:style-name="ro1">
          <table:table-cell table:number-columns-repeated="4"/>
          <table:table-cell table:style-name="ce61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34"/>
          <table:table-cell table:style-name="ce10" table:number-columns-repeated="3"/>
          <table:table-cell table:style-name="ce51"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104851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Состав работ, выплаты, расходы" table:style-name="ta1">
        <table:table-column table:style-name="co19" table:default-cell-style-name="Default"/>
        <table:table-column table:style-name="co20" table:visibility="collapse" table:default-cell-style-name="Default"/>
        <table:table-column table:style-name="co13" table:visibility="collapse" table:default-cell-style-name="Default"/>
        <table:table-column table:style-name="co4" table:default-cell-style-name="Default"/>
        <table:table-column table:style-name="co4" table:visibility="collapse" table:number-columns-repeated="2" table:default-cell-style-name="Default"/>
        <table:table-column table:style-name="co21" table:visibility="collapse" table:default-cell-style-name="Default"/>
        <table:table-column table:style-name="co4" table:visibility="collapse" table:number-columns-repeated="2" table:default-cell-style-name="Default"/>
        <table:table-column table:style-name="co22" table:visibility="collapse" table:default-cell-style-name="Default"/>
        <table:table-column table:style-name="co23" table:default-cell-style-name="ce31"/>
        <table:table-column table:style-name="co24" table:default-cell-style-name="ce31"/>
        <table:table-column table:style-name="co23" table:number-columns-repeated="5" table:default-cell-style-name="ce31"/>
        <table:table-row table:style-name="ro1" table:visibility="collapse">
          <table:table-cell table:style-name="ce78"/>
          <table:table-cell table:formula="of:=SUM([.B3:.B11])" office:value-type="float" office:value="9" calcext:value-type="float">
            <text:p>9</text:p>
          </table:table-cell>
          <table:table-cell table:formula="of:=SUM([.C3:.C11])" office:value-type="float" office:value="9" calcext:value-type="float">
            <text:p>9</text:p>
          </table:table-cell>
          <table:table-cell/>
          <table:table-cell table:formula="of:=SUM([.E3:.E11])" office:value-type="float" office:value="9" calcext:value-type="float">
            <text:p>9</text:p>
          </table:table-cell>
          <table:table-cell table:style-name="ce51"/>
          <table:table-cell table:formula="of:=SUM([.G3:.G11])" office:value-type="float" office:value="9" calcext:value-type="float">
            <text:p>9</text:p>
          </table:table-cell>
          <table:table-cell table:formula="of:=SUMIF([.G3:.G11];1;[.H3:.H11])" office:value-type="float" office:value="9" calcext:value-type="float">
            <text:p>9</text:p>
          </table:table-cell>
          <table:table-cell table:formula="of:=SUMIF([.G3:.G11];1;[.I3:.I11])" office:value-type="float" office:value="9" calcext:value-type="float">
            <text:p>9</text:p>
          </table:table-cell>
          <table:table-cell/>
          <table:table-cell table:style-name="Default" table:number-columns-repeated="7"/>
        </table:table-row>
        <table:table-row table:style-name="ro2">
          <table:table-cell table:style-name="ce79" office:value-type="string" calcext:value-type="string">
            <text:p>Работы</text:p>
          </table:table-cell>
          <table:table-cell table:style-name="ce86" office:value-type="string" calcext:value-type="string">
            <text:p>Материалы и расходники</text:p>
          </table:table-cell>
          <table:table-cell table:style-name="ce86" office:value-type="string" calcext:value-type="string">
            <text:p>Инструмент и инфраструктура</text:p>
          </table:table-cell>
          <table:table-cell table:style-name="ce79" office:value-type="string" calcext:value-type="string">
            <text:p>Выполнение</text:p>
          </table:table-cell>
          <table:table-cell table:style-name="ce28" office:value-type="string" calcext:value-type="string">
            <text:p>Работы</text:p>
          </table:table-cell>
          <table:table-cell table:style-name="ce51"/>
          <table:table-cell table:style-name="ce96" office:value-type="string" calcext:value-type="string">
            <text:p>Себестоимость</text:p>
          </table:table-cell>
          <table:table-cell table:style-name="ce96" office:value-type="string" calcext:value-type="string">
            <text:p>Страховка</text:p>
          </table:table-cell>
          <table:table-cell table:style-name="ce96" office:value-type="string" calcext:value-type="string">
            <text:p>Развитие</text:p>
          </table:table-cell>
          <table:table-cell table:style-name="ce100"/>
          <table:table-cell table:style-name="ce105" office:value-type="string" calcext:value-type="string">
            <text:p>Всего:</text:p>
          </table:table-cell>
          <table:table-cell table:style-name="ce105" office:value-type="string" calcext:value-type="string">
            <text:p>Имя 5</text:p>
          </table:table-cell>
          <table:table-cell table:style-name="ce105" office:value-type="string" calcext:value-type="string">
            <text:p>Имя 4</text:p>
          </table:table-cell>
          <table:table-cell table:style-name="ce105" office:value-type="string" calcext:value-type="string">
            <text:p>Имя 3</text:p>
          </table:table-cell>
          <table:table-cell table:style-name="ce105" office:value-type="string" calcext:value-type="string">
            <text:p>Имя 2</text:p>
          </table:table-cell>
          <table:table-cell table:style-name="ce105" office:value-type="string" calcext:value-type="string">
            <text:p>Имя 1</text:p>
          </table:table-cell>
          <table:table-cell table:style-name="ce105" office:value-type="string" calcext:value-type="string">
            <text:p>???</text:p>
          </table:table-cell>
        </table:table-row>
        <table:table-row table:style-name="ro8">
          <table:table-cell table:style-name="ce80" office:value-type="string" calcext:value-type="string">
            <text:p>Поиск и оформление заказов (учитывается после оплаты по заказу)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да</text:p>
          </table:table-cell>
          <table:table-cell table:style-name="ce81" table:formula="of:=IF([.D3]=&quot;нет&quot;;0;1)" office:value-type="float" office:value="1" calcext:value-type="float">
            <text:p>1</text:p>
          </table:table-cell>
          <table:table-cell/>
          <table:table-cell table:style-name="ce97" table:formula="of:=[.E3]" office:value-type="float" office:value="1" calcext:value-type="float">
            <text:p>1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26"/>
          <table:table-cell table:style-name="ce81"/>
          <table:table-cell table:style-name="ce106" office:value-type="percentage" office:value="1" calcext:value-type="percentage">
            <text:p>100,00%</text:p>
          </table:table-cell>
          <table:table-cell/>
          <table:table-cell table:style-name="ce81"/>
          <table:table-cell table:number-columns-repeated="3"/>
        </table:table-row>
        <table:table-row table:style-name="ro1">
          <table:table-cell table:style-name="ce81" table:formula="of:=[$'Коммерческое предложение'.B12]" office:value-type="string" office:string-value="Разработка:" calcext:value-type="string">
            <text:p>Разработка: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style-name="ce90" table:formula="of:=[$'Коммерческое предложение'.C12]" office:value-type="string" office:string-value="да" calcext:value-type="string">
            <text:p>да</text:p>
          </table:table-cell>
          <table:table-cell table:style-name="ce81" table:formula="of:=IF([.D4]=&quot;нет&quot;;0;1)" office:value-type="float" office:value="1" calcext:value-type="float">
            <text:p>1</text:p>
          </table:table-cell>
          <table:table-cell/>
          <table:table-cell table:style-name="ce97" table:formula="of:=[.E4]" office:value-type="float" office:value="1" calcext:value-type="float">
            <text:p>1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26"/>
          <table:table-cell table:style-name="ce106"/>
          <table:table-cell table:number-columns-repeated="2"/>
          <table:table-cell table:style-name="ce106" office:value-type="percentage" office:value="1" calcext:value-type="percentage">
            <text:p>100,00%</text:p>
          </table:table-cell>
          <table:table-cell table:number-columns-repeated="3"/>
        </table:table-row>
        <table:table-row table:style-name="ro1">
          <table:table-cell table:style-name="ce81" table:formula="of:=[$'Коммерческое предложение'.B13]" office:value-type="string" office:string-value="Изготовление:" calcext:value-type="string">
            <text:p>Изготовление:</text:p>
          </table:table-cell>
          <table:table-cell table:style-name="ce81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81" table:formula="of:=[$'Коммерческое предложение'.C13]" office:value-type="string" office:string-value="да" calcext:value-type="string">
            <text:p>да</text:p>
          </table:table-cell>
          <table:table-cell table:style-name="ce81" table:formula="of:=IF([.D5]=&quot;нет&quot;;0;1)" office:value-type="float" office:value="1" calcext:value-type="float">
            <text:p>1</text:p>
          </table:table-cell>
          <table:table-cell/>
          <table:table-cell table:style-name="ce97" table:formula="of:=[.E5]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26"/>
          <table:table-cell table:style-name="ce106"/>
          <table:table-cell table:style-name="ce106" office:value-type="percentage" office:value="1" calcext:value-type="percentage">
            <text:p>100,00%</text:p>
          </table:table-cell>
          <table:table-cell/>
          <table:table-cell table:style-name="ce106" office:value-type="percentage" office:value="1" calcext:value-type="percentage">
            <text:p>100,00%</text:p>
          </table:table-cell>
          <table:table-cell table:number-columns-repeated="3"/>
        </table:table-row>
        <table:table-row table:style-name="ro1">
          <table:table-cell table:style-name="ce81" table:formula="of:=[$'Коммерческое предложение'.B14]" office:value-type="string" office:string-value="Проверка:" calcext:value-type="string">
            <text:p>Проверка:</text:p>
          </table:table-cell>
          <table:table-cell table:style-name="ce81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81" table:formula="of:=[$'Коммерческое предложение'.C14]" office:value-type="string" office:string-value="да" calcext:value-type="string">
            <text:p>да</text:p>
          </table:table-cell>
          <table:table-cell table:style-name="ce81" table:formula="of:=IF([.D6]=&quot;нет&quot;;0;1)" office:value-type="float" office:value="1" calcext:value-type="float">
            <text:p>1</text:p>
          </table:table-cell>
          <table:table-cell/>
          <table:table-cell table:style-name="ce97" table:formula="of:=[.E6]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26"/>
          <table:table-cell table:style-name="ce106"/>
          <table:table-cell table:number-columns-repeated="2"/>
          <table:table-cell table:style-name="ce106"/>
          <table:table-cell table:style-name="ce109" table:number-columns-repeated="2"/>
          <table:table-cell table:style-name="ce106"/>
        </table:table-row>
        <table:table-row table:style-name="ro1">
          <table:table-cell table:style-name="ce81" table:formula="of:=[$'Коммерческое предложение'.B15]" office:value-type="string" office:string-value="Упаковка:" calcext:value-type="string">
            <text:p>Упаковка:</text:p>
          </table:table-cell>
          <table:table-cell table:style-name="ce81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81" table:formula="of:=[$'Коммерческое предложение'.C15]" office:value-type="string" office:string-value="да" calcext:value-type="string">
            <text:p>да</text:p>
          </table:table-cell>
          <table:table-cell table:style-name="ce81" table:formula="of:=IF([.D7]=&quot;нет&quot;;0;1)" office:value-type="float" office:value="1" calcext:value-type="float">
            <text:p>1</text:p>
          </table:table-cell>
          <table:table-cell/>
          <table:table-cell table:style-name="ce97" table:formula="of:=[.E7]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26"/>
          <table:table-cell table:style-name="ce106"/>
          <table:table-cell table:number-columns-repeated="2"/>
          <table:table-cell table:style-name="ce106" office:value-type="percentage" office:value="1" calcext:value-type="percentage">
            <text:p>100,00%</text:p>
          </table:table-cell>
          <table:table-cell table:number-columns-repeated="3"/>
        </table:table-row>
        <table:table-row table:style-name="ro1">
          <table:table-cell table:style-name="ce81" table:formula="of:=[$'Коммерческое предложение'.B16]" office:value-type="string" office:string-value="Сборка:" calcext:value-type="string">
            <text:p>Сборка:</text:p>
          </table:table-cell>
          <table:table-cell table:style-name="ce81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81" table:formula="of:=[$'Коммерческое предложение'.C16]" office:value-type="string" office:string-value="да" calcext:value-type="string">
            <text:p>да</text:p>
          </table:table-cell>
          <table:table-cell table:style-name="ce81" table:formula="of:=IF([.D8]=&quot;нет&quot;;0;1)" office:value-type="float" office:value="1" calcext:value-type="float">
            <text:p>1</text:p>
          </table:table-cell>
          <table:table-cell/>
          <table:table-cell table:style-name="ce97" table:formula="of:=[.E8]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26"/>
          <table:table-cell table:style-name="ce106"/>
          <table:table-cell table:number-columns-repeated="2"/>
          <table:table-cell table:style-name="ce106" office:value-type="percentage" office:value="1" calcext:value-type="percentage">
            <text:p>100,00%</text:p>
          </table:table-cell>
          <table:table-cell table:number-columns-repeated="3"/>
        </table:table-row>
        <table:table-row table:style-name="ro1">
          <table:table-cell table:style-name="ce81" table:formula="of:=[$'Коммерческое предложение'.B17]" office:value-type="string" office:string-value="Монтаж:" calcext:value-type="string">
            <text:p>Монтаж:</text:p>
          </table:table-cell>
          <table:table-cell table:style-name="ce81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81" table:formula="of:=[$'Коммерческое предложение'.C17]" office:value-type="string" office:string-value="да" calcext:value-type="string">
            <text:p>да</text:p>
          </table:table-cell>
          <table:table-cell table:style-name="ce81" table:formula="of:=IF([.D9]=&quot;нет&quot;;0;1)" office:value-type="float" office:value="1" calcext:value-type="float">
            <text:p>1</text:p>
          </table:table-cell>
          <table:table-cell/>
          <table:table-cell table:style-name="ce97" table:formula="of:=[.E9]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26"/>
          <table:table-cell table:style-name="ce106"/>
          <table:table-cell table:number-columns-repeated="2"/>
          <table:table-cell table:style-name="ce106" office:value-type="percentage" office:value="1" calcext:value-type="percentage">
            <text:p>100,00%</text:p>
          </table:table-cell>
          <table:table-cell table:number-columns-repeated="3"/>
        </table:table-row>
        <table:table-row table:style-name="ro1">
          <table:table-cell table:style-name="ce81" table:formula="of:=[$'Коммерческое предложение'.B18]" office:value-type="string" office:string-value="Выезд:" calcext:value-type="string">
            <text:p>Выезд:</text:p>
          </table:table-cell>
          <table:table-cell table:style-name="ce81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81" table:formula="of:=[$'Коммерческое предложение'.C18]" office:value-type="string" office:string-value="да" calcext:value-type="string">
            <text:p>да</text:p>
          </table:table-cell>
          <table:table-cell table:style-name="ce81" table:formula="of:=IF([.D10]=&quot;нет&quot;;0;1)" office:value-type="float" office:value="1" calcext:value-type="float">
            <text:p>1</text:p>
          </table:table-cell>
          <table:table-cell/>
          <table:table-cell table:style-name="ce97" table:formula="of:=[.E10]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26"/>
          <table:table-cell table:style-name="ce106"/>
          <table:table-cell table:number-columns-repeated="2"/>
          <table:table-cell table:style-name="ce106" office:value-type="percentage" office:value="1" calcext:value-type="percentage">
            <text:p>100,00%</text:p>
          </table:table-cell>
          <table:table-cell table:number-columns-repeated="3"/>
        </table:table-row>
        <table:table-row table:style-name="ro1">
          <table:table-cell table:style-name="ce81" table:formula="of:=[$'Коммерческое предложение'.B19]" office:value-type="string" office:string-value="Годовая гарантия на товар:" calcext:value-type="string">
            <text:p>Годовая гарантия на товар:</text:p>
          </table:table-cell>
          <table:table-cell table:style-name="ce81" office:value-type="float" office:value="1" calcext:value-type="float">
            <text:p>1</text:p>
          </table:table-cell>
          <table:table-cell table:style-name="ce89" office:value-type="float" office:value="1" calcext:value-type="float">
            <text:p>1</text:p>
          </table:table-cell>
          <table:table-cell table:style-name="ce81" table:formula="of:=[$'Коммерческое предложение'.C19]" office:value-type="string" office:string-value="да" calcext:value-type="string">
            <text:p>да</text:p>
          </table:table-cell>
          <table:table-cell table:style-name="ce81" table:formula="of:=IF([.D11]=&quot;нет&quot;;0;1)" office:value-type="float" office:value="1" calcext:value-type="float">
            <text:p>1</text:p>
          </table:table-cell>
          <table:table-cell/>
          <table:table-cell table:style-name="ce97" table:formula="of:=[.E11]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26"/>
          <table:table-cell table:style-name="ce106"/>
          <table:table-cell table:style-name="ce106" office:value-type="percentage" office:value="1" calcext:value-type="percentage">
            <text:p>100,00%</text:p>
          </table:table-cell>
          <table:table-cell/>
          <table:table-cell table:style-name="ce106" office:value-type="percentage" office:value="1" calcext:value-type="percentage">
            <text:p>100,00%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table:style-name="ce82" office:value-type="string" calcext:value-type="string">
            <text:p>Выплата по работам:</text:p>
          </table:table-cell>
          <table:table-cell table:style-name="ce87" table:number-columns-repeated="8"/>
          <table:table-cell table:style-name="ce101"/>
          <table:table-cell table:style-name="ce107" table:formula="of:=SUM([.L13:.Q13])" office:value-type="percentage" office:value="1" calcext:value-type="percentage">
            <text:p>100,00%</text:p>
          </table:table-cell>
          <table:table-cell table:style-name="ce107" table:formula="of:=SUM([.L$3:.L$11])/SUM([.$L$3:.$Q$11])" office:value-type="percentage" office:value="0.3" calcext:value-type="percentage">
            <text:p>30,00%</text:p>
          </table:table-cell>
          <table:table-cell table:style-name="ce107" table:formula="of:=SUM([.M$3:.M$11])/SUM([.$L$3:.$Q$11])" office:value-type="percentage" office:value="0" calcext:value-type="percentage">
            <text:p>0,00%</text:p>
          </table:table-cell>
          <table:table-cell table:style-name="ce107" table:formula="of:=SUM([.N$3:.N$11])/SUM([.$L$3:.$Q$11])" office:value-type="percentage" office:value="0.7" calcext:value-type="percentage">
            <text:p>70,00%</text:p>
          </table:table-cell>
          <table:table-cell table:style-name="ce107" table:formula="of:=SUM([.O$3:.O$11])/SUM([.$L$3:.$Q$11])" office:value-type="percentage" office:value="0" calcext:value-type="percentage">
            <text:p>0,00%</text:p>
          </table:table-cell>
          <table:table-cell table:style-name="ce107" table:formula="of:=SUM([.P$3:.P$11])/SUM([.$L$3:.$Q$11])" office:value-type="percentage" office:value="0" calcext:value-type="percentage">
            <text:p>0,00%</text:p>
          </table:table-cell>
          <table:table-cell table:style-name="ce107" table:formula="of:=SUM([.Q$3:.Q$11])/SUM([.$L$3:.$Q$11])" office:value-type="percentage" office:value="0" calcext:value-type="percentage">
            <text:p>0,00%</text:p>
          </table:table-cell>
        </table:table-row>
        <table:table-row table:style-name="ro1">
          <table:table-cell table:style-name="ce82" office:value-type="string" calcext:value-type="string">
            <text:p>Себестоимость работ:</text:p>
          </table:table-cell>
          <table:table-cell table:style-name="ce87" table:number-columns-repeated="8"/>
          <table:table-cell table:style-name="ce101"/>
          <table:table-cell table:style-name="ce108" table:formula="of:=[$'Распределение средств по заказу'.B12]" office:value-type="currency" office:currency="RUB" office:value="0.268851292993954" calcext:value-type="currency">
            <text:p>0,27 ₽</text:p>
          </table:table-cell>
          <table:table-cell table:style-name="ce108" table:formula="of:=[.$K14]*[.L13]/[.$K$13]" office:value-type="currency" office:currency="RUB" office:value="0.0806553878981863" calcext:value-type="currency">
            <text:p>0,08 ₽</text:p>
          </table:table-cell>
          <table:table-cell table:style-name="ce108" table:formula="of:=[.$K14]*[.M13]/[.$K$13]" office:value-type="currency" office:currency="RUB" office:value="0" calcext:value-type="currency">
            <text:p>0,00 ₽</text:p>
          </table:table-cell>
          <table:table-cell table:style-name="ce108" table:formula="of:=[.$K14]*[.N13]/[.$K$13]" office:value-type="currency" office:currency="RUB" office:value="0.188195905095768" calcext:value-type="currency">
            <text:p>0,19 ₽</text:p>
          </table:table-cell>
          <table:table-cell table:style-name="ce108" table:formula="of:=[.$K14]*[.O13]/[.$K$13]" office:value-type="currency" office:currency="RUB" office:value="0" calcext:value-type="currency">
            <text:p>0,00 ₽</text:p>
          </table:table-cell>
          <table:table-cell table:style-name="ce108" table:formula="of:=[.$K14]*[.P13]/[.$K$13]" office:value-type="currency" office:currency="RUB" office:value="0" calcext:value-type="currency">
            <text:p>0,00 ₽</text:p>
          </table:table-cell>
          <table:table-cell table:style-name="ce108" table:formula="of:=[.$K14]*[.Q13]/[.$K$13]" office:value-type="currency" office:currency="RUB" office:value="0" calcext:value-type="currency">
            <text:p>0,00 ₽</text:p>
          </table:table-cell>
        </table:table-row>
        <table:table-row table:style-name="ro1">
          <table:table-cell table:style-name="ce83" office:value-type="string" calcext:value-type="string">
            <text:p>Выплачено</text:p>
          </table:table-cell>
          <table:table-cell table:number-columns-repeated="8"/>
          <table:table-cell table:style-name="ce102"/>
          <table:table-cell table:style-name="ce73" table:number-columns-repeated="7"/>
        </table:table-row>
        <table:table-row table:style-name="ro1">
          <table:table-cell table:style-name="ce83" office:value-type="string" calcext:value-type="string">
            <text:p>Осталось выплатить:</text:p>
          </table:table-cell>
          <table:table-cell table:number-columns-repeated="8"/>
          <table:table-cell table:style-name="ce102"/>
          <table:table-cell table:style-name="ce73" table:formula="of:=SUM([.K14:.K14])-[.K15]" office:value-type="currency" office:currency="RUB" office:value="0.268851292993954" calcext:value-type="currency">
            <text:p>0,27 ₽</text:p>
          </table:table-cell>
          <table:table-cell table:style-name="ce73" table:formula="of:=SUM([.L14:.L14])-[.L15]" office:value-type="currency" office:currency="RUB" office:value="0.0806553878981863" calcext:value-type="currency">
            <text:p>0,08 ₽</text:p>
          </table:table-cell>
          <table:table-cell table:style-name="ce73" table:formula="of:=SUM([.M14:.M14])-[.M15]" office:value-type="currency" office:currency="RUB" office:value="0" calcext:value-type="currency">
            <text:p>0,00 ₽</text:p>
          </table:table-cell>
          <table:table-cell table:style-name="ce73" table:formula="of:=SUM([.N14:.N14])-[.N15]" office:value-type="currency" office:currency="RUB" office:value="0.188195905095768" calcext:value-type="currency">
            <text:p>0,19 ₽</text:p>
          </table:table-cell>
          <table:table-cell table:style-name="ce73" table:formula="of:=SUM([.O14:.O14])-[.O15]" office:value-type="currency" office:currency="RUB" office:value="0" calcext:value-type="currency">
            <text:p>0,00 ₽</text:p>
          </table:table-cell>
          <table:table-cell table:style-name="ce73" table:formula="of:=SUM([.P14:.P14])-[.P15]" office:value-type="currency" office:currency="RUB" office:value="0" calcext:value-type="currency">
            <text:p>0,00 ₽</text:p>
          </table:table-cell>
          <table:table-cell table:style-name="ce73" table:formula="of:=SUM([.Q14:.Q14])-[.Q15]" office:value-type="currency" office:currency="RUB" office:value="0" calcext:value-type="currency">
            <text:p>0,00 ₽</text:p>
          </table:table-cell>
        </table:table-row>
        <table:table-row table:style-name="ro1">
          <table:table-cell table:style-name="ce83"/>
          <table:table-cell table:number-columns-repeated="8"/>
          <table:table-cell table:style-name="ce102"/>
          <table:table-cell table:style-name="ce73" table:number-columns-repeated="7"/>
        </table:table-row>
        <table:table-row table:style-name="ro1">
          <table:table-cell table:style-name="ce84" office:value-type="string" calcext:value-type="string">
            <text:p>Расходы по заказу:</text:p>
          </table:table-cell>
          <table:table-cell table:style-name="ce88" table:number-columns-repeated="8"/>
          <table:table-cell table:style-name="ce103"/>
          <table:table-cell table:style-name="ce73"/>
          <table:table-cell table:number-columns-repeated="2"/>
          <table:table-cell table:style-name="ce73"/>
          <table:table-cell table:number-columns-repeated="3"/>
        </table:table-row>
        <table:table-row table:style-name="ro1">
          <table:table-cell table:style-name="ce85" table:number-columns-repeated="3"/>
          <table:table-cell table:style-name="ce91" office:value-type="string" calcext:value-type="string">
            <text:p>эвакуатор</text:p>
          </table:table-cell>
          <table:table-cell table:style-name="ce94"/>
          <table:table-cell table:style-name="ce95" table:number-columns-repeated="4"/>
          <table:table-cell table:style-name="ce104"/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style-name="ce85" table:number-columns-repeated="3"/>
          <table:table-cell table:style-name="ce91" office:value-type="string" calcext:value-type="string">
            <text:p>ремонт</text:p>
          </table:table-cell>
          <table:table-cell table:style-name="ce94"/>
          <table:table-cell table:style-name="ce95" table:number-columns-repeated="4"/>
          <table:table-cell table:style-name="ce104"/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85" table:number-columns-repeated="3"/>
          <table:table-cell table:style-name="ce91" office:value-type="string" calcext:value-type="string">
            <text:p>ТО</text:p>
          </table:table-cell>
          <table:table-cell table:style-name="ce94"/>
          <table:table-cell table:style-name="ce95" table:number-columns-repeated="4"/>
          <table:table-cell table:style-name="ce104"/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85" table:number-columns-repeated="3"/>
          <table:table-cell table:style-name="ce91" office:value-type="string" calcext:value-type="string">
            <text:p>страховка</text:p>
          </table:table-cell>
          <table:table-cell table:style-name="ce94"/>
          <table:table-cell table:style-name="ce95" table:number-columns-repeated="4"/>
          <table:table-cell table:style-name="ce104"/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85" table:number-columns-repeated="3"/>
          <table:table-cell table:style-name="ce91" office:value-type="string" calcext:value-type="string">
            <text:p>замена номеров</text:p>
          </table:table-cell>
          <table:table-cell table:style-name="ce94"/>
          <table:table-cell table:style-name="ce95" table:number-columns-repeated="4"/>
          <table:table-cell table:style-name="ce104"/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85" table:number-columns-repeated="3"/>
          <table:table-cell table:style-name="ce91" office:value-type="string" calcext:value-type="string">
            <text:p>медосмотр</text:p>
          </table:table-cell>
          <table:table-cell table:style-name="ce94"/>
          <table:table-cell table:style-name="ce95" table:number-columns-repeated="4"/>
          <table:table-cell table:style-name="ce104"/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85" table:number-columns-repeated="3"/>
          <table:table-cell table:style-name="ce91" office:value-type="string" calcext:value-type="string">
            <text:p>оформление новых прав</text:p>
          </table:table-cell>
          <table:table-cell table:style-name="ce94"/>
          <table:table-cell table:style-name="ce95" table:number-columns-repeated="4"/>
          <table:table-cell table:style-name="ce104"/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2" office:value-type="string" calcext:value-type="string">
            <text:p>бензин</text:p>
          </table:table-cell>
          <table:table-cell table:number-columns-repeated="9"/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3" office:value-type="string" calcext:value-type="string">
            <text:p>парковка</text:p>
          </table:table-cell>
          <table:table-cell table:number-columns-repeated="13"/>
        </table:table-row>
        <table:table-row table:style-name="ro1" table:number-rows-repeated="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Операционные затраты (на владение)" table:style-name="ta1">
        <table:table-column table:style-name="co25" table:default-cell-style-name="ce111"/>
        <table:table-column table:style-name="co26" table:default-cell-style-name="Default"/>
        <table:table-column table:style-name="co27" table:default-cell-style-name="ce119"/>
        <table:table-column table:style-name="co28" table:visibility="collapse" table:default-cell-style-name="ce119"/>
        <table:table-column table:style-name="co29" table:default-cell-style-name="Default"/>
        <table:table-column table:style-name="co4" table:number-columns-repeated="5" table:default-cell-style-name="Default"/>
        <table:table-row table:style-name="ro1">
          <table:table-cell table:style-name="ce93" office:value-type="string" calcext:value-type="string">
            <text:p>Среднегодовая инфляция</text:p>
          </table:table-cell>
          <table:table-cell table:style-name="ce113" office:value-type="percentage" office:value="0.1" calcext:value-type="percentage">
            <text:p>10,00%</text:p>
          </table:table-cell>
          <table:table-cell table:style-name="ce120" table:number-columns-repeated="2"/>
          <table:table-cell table:style-name="ce126" office:value-type="string" calcext:value-type="string">
            <text:p>Распределение расходов по владению</text:p>
          </table:table-cell>
          <table:table-cell table:number-columns-repeated="5"/>
        </table:table-row>
        <table:table-row table:style-name="ro4">
          <table:table-cell table:style-name="ce93" office:value-type="string" calcext:value-type="string">
            <text:p>Изменение расходов за период времени</text:p>
          </table:table-cell>
          <table:table-cell table:style-name="ce114"/>
          <table:table-cell table:style-name="ce121" table:formula="of:=(1/POWER(1-[.$B$1];([.$C$5]-[.$B$5])/365))-1" office:value-type="percentage" office:value="0.094873585268382" calcext:value-type="percentage">
            <text:p>9,49%</text:p>
          </table:table-cell>
          <table:table-cell table:style-name="ce121"/>
          <table:table-cell table:number-columns-repeated="6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8">
          <table:table-cell table:style-name="ce110" office:value-type="string" calcext:value-type="string">
            <text:p>Расходы</text:p>
          </table:table-cell>
          <table:table-cell table:style-name="ce115" office:value-type="string" calcext:value-type="string">
            <text:p>Данные по стоимости на дату:</text:p>
          </table:table-cell>
          <table:table-cell table:style-name="ce115" office:value-type="string" calcext:value-type="string">
            <text:p>Оценка амортизационной стоимости с учетом инфляции на дату:</text:p>
          </table:table-cell>
          <table:table-cell table:style-name="ce115" office:value-type="string" calcext:value-type="string">
            <text:p>Из расчета на единицу</text:p>
          </table:table-cell>
          <table:table-cell table:style-name="ce78" office:value-type="string" calcext:value-type="string">
            <text:p>Имя 1</text:p>
          </table:table-cell>
          <table:table-cell table:style-name="ce78" office:value-type="string" calcext:value-type="string">
            <text:p>Имя 2</text:p>
          </table:table-cell>
          <table:table-cell table:style-name="ce78" office:value-type="string" calcext:value-type="string">
            <text:p>Имя 3</text:p>
          </table:table-cell>
          <table:table-cell table:style-name="ce78" office:value-type="string" calcext:value-type="string">
            <text:p>Имя 4</text:p>
          </table:table-cell>
          <table:table-cell table:style-name="ce78" office:value-type="string" calcext:value-type="string">
            <text:p>Имя 5</text:p>
          </table:table-cell>
          <table:table-cell table:style-name="ce78" office:value-type="string" calcext:value-type="string">
            <text:p>Легализация ПО, затраты</text:p>
          </table:table-cell>
        </table:table-row>
        <table:table-row table:style-name="ro1">
          <table:table-cell table:style-name="Default"/>
          <table:table-cell table:style-name="ce116" office:value-type="date" office:date-value="2020-04-26" calcext:value-type="date">
            <text:p>26.04.20</text:p>
          </table:table-cell>
          <table:table-cell table:style-name="ce122" table:formula="of:=['Коммерческое предложение'.$C$1]" office:value-type="date" office:date-value="2021-03-06" calcext:value-type="date">
            <text:p>06.03.21</text:p>
          </table:table-cell>
          <table:table-cell table:style-name="ce122"/>
          <table:table-cell table:style-name="ce78" table:number-columns-repeated="6"/>
        </table:table-row>
        <table:table-row table:style-name="ro1">
          <table:table-cell office:value-type="string" calcext:value-type="string">
            <text:p>Коммерческие помещения (окупаемость за 3 года)</text:p>
          </table:table-cell>
          <table:table-cell table:style-name="ce117" office:value-type="currency" office:currency="RUB" office:value="1" calcext:value-type="currency">
            <text:p>1,00 ₽</text:p>
          </table:table-cell>
          <table:table-cell table:formula="of:=[.B6]*([.$C$2]+1)" office:value-type="currency" office:currency="RUB" office:value="1.09487358526838" calcext:value-type="currency">
            <text:p>1,09 ₽</text:p>
          </table:table-cell>
          <table:table-cell table:formula="of:=[.C6]/SUM([.E6:.J6])" office:value-type="currency" office:currency="RUB" office:value="0.364957861756127" calcext:value-type="currency">
            <text:p>0,36 ₽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муналка (электричество, отопление, взносы, интернет, LAN, сайт и т. п.) на 3 года</text:p>
          </table:table-cell>
          <table:table-cell table:style-name="ce118" office:value-type="currency" office:currency="RUB" office:value="1" calcext:value-type="currency">
            <text:p>1,00 ₽</text:p>
          </table:table-cell>
          <table:table-cell table:formula="of:=[.B7]*([.$C$2]+1)" office:value-type="currency" office:currency="RUB" office:value="1.09487358526838" calcext:value-type="currency">
            <text:p>1,09 ₽</text:p>
          </table:table-cell>
          <table:table-cell table:formula="of:=[.C7]/SUM([.E7:.J7])" office:value-type="currency" office:currency="RUB" office:value="1.09487358526838" calcext:value-type="currency">
            <text:p>1,09 ₽</text:p>
          </table:table-cell>
          <table:table-cell table:style-name="ce111"/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айт</text:p>
          </table:table-cell>
          <table:table-cell table:style-name="ce118" office:value-type="currency" office:currency="RUB" office:value="1" calcext:value-type="currency">
            <text:p>1,00 ₽</text:p>
          </table:table-cell>
          <table:table-cell table:formula="of:=[.B8]*([.$C$2]+1)" office:value-type="currency" office:currency="RUB" office:value="1.09487358526838" calcext:value-type="currency">
            <text:p>1,09 ₽</text:p>
          </table:table-cell>
          <table:table-cell table:formula="of:=[.C8]/SUM([.E8:.J8])" office:value-type="currency" office:currency="RUB" office:value="1.09487358526838" calcext:value-type="currency">
            <text:p>1,09 ₽</text:p>
          </table:table-cell>
          <table:table-cell table:style-name="ce111"/>
          <table:table-cell table:number-columns-repeated="2"/>
          <table:table-cell table:style-name="ce12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ПО (покупка раз в 3 года)</text:p>
          </table:table-cell>
          <table:table-cell table:style-name="ce118" office:value-type="currency" office:currency="RUB" office:value="1" calcext:value-type="currency">
            <text:p>1,00 ₽</text:p>
          </table:table-cell>
          <table:table-cell table:formula="of:=[.B9]*([.$C$2]+1)" office:value-type="currency" office:currency="RUB" office:value="1.09487358526838" calcext:value-type="currency">
            <text:p>1,09 ₽</text:p>
          </table:table-cell>
          <table:table-cell table:formula="of:=[.C9]/SUM([.E9:.J9])" office:value-type="currency" office:currency="RUB" office:value="1.09487358526838" calcext:value-type="currency">
            <text:p>1,09 ₽</text:p>
          </table:table-cell>
          <table:table-cell table:style-name="ce111"/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омпы (обновление раз в три года)</text:p>
          </table:table-cell>
          <table:table-cell table:style-name="ce118" office:value-type="currency" office:currency="RUB" office:value="1" calcext:value-type="currency">
            <text:p>1,00 ₽</text:p>
          </table:table-cell>
          <table:table-cell table:formula="of:=[.B10]*([.$C$2]+1)" office:value-type="currency" office:currency="RUB" office:value="1.09487358526838" calcext:value-type="currency">
            <text:p>1,09 ₽</text:p>
          </table:table-cell>
          <table:table-cell table:formula="of:=[.C10]/SUM([.E10:.J10])" office:value-type="currency" office:currency="RUB" office:value="0.218974717053676" calcext:value-type="currency">
            <text:p>0,22 ₽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Автомобили (расходы на 3 года)</text:p>
          </table:table-cell>
          <table:table-cell table:style-name="ce118" office:value-type="currency" office:currency="RUB" office:value="1" calcext:value-type="currency">
            <text:p>1,00 ₽</text:p>
          </table:table-cell>
          <table:table-cell table:formula="of:=[.B11]*([.$C$2]+1)" office:value-type="currency" office:currency="RUB" office:value="1.09487358526838" calcext:value-type="currency">
            <text:p>1,09 ₽</text:p>
          </table:table-cell>
          <table:table-cell table:formula="of:=[.C11]/SUM([.E11:.J11])" office:value-type="currency" office:currency="RUB" office:value="0.364957861756127" calcext:value-type="currency">
            <text:p>0,36 ₽</text:p>
          </table:table-cell>
          <table:table-cell table:style-name="ce1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струмент и оборудование</text:p>
          </table:table-cell>
          <table:table-cell table:style-name="ce118" office:value-type="currency" office:currency="RUB" office:value="1" calcext:value-type="currency">
            <text:p>1,00 ₽</text:p>
          </table:table-cell>
          <table:table-cell table:formula="of:=[.B12]*([.$C$2]+1)" office:value-type="currency" office:currency="RUB" office:value="1.09487358526838" calcext:value-type="currency">
            <text:p>1,09 ₽</text:p>
          </table:table-cell>
          <table:table-cell table:formula="of:=[.C12]/SUM([.E12:.J12])" office:value-type="currency" office:currency="RUB" office:value="1.09487358526838" calcext:value-type="currency">
            <text:p>1,09 ₽</text:p>
          </table:table-cell>
          <table:table-cell table:style-name="ce111"/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Итого за три года</text:p>
          </table:table-cell>
          <table:table-cell table:style-name="ce119" table:formula="of:=SUM([.B6:.B12])" office:value-type="currency" office:currency="RUB" office:value="7" calcext:value-type="currency">
            <text:p>7,00 ₽</text:p>
          </table:table-cell>
          <table:table-cell table:formula="of:=SUM([.C6:.C12])" office:value-type="currency" office:currency="RUB" office:value="7.66411509687867" calcext:value-type="currency">
            <text:p>7,66 ₽</text:p>
          </table:table-cell>
          <table:table-cell/>
          <table:table-cell table:style-name="ce111"/>
          <table:table-cell table:number-columns-repeated="5"/>
        </table:table-row>
        <table:table-row table:style-name="ro1">
          <table:table-cell office:value-type="string" calcext:value-type="string">
            <text:p>Итого за месяц</text:p>
          </table:table-cell>
          <table:table-cell table:style-name="ce119" table:formula="of:=[.B13]/3/12" office:value-type="currency" office:currency="RUB" office:value="0.194444444444444" calcext:value-type="currency">
            <text:p>0,19 ₽</text:p>
          </table:table-cell>
          <table:table-cell table:formula="of:=[.C13]/3/11" office:value-type="currency" office:currency="RUB" office:value="0.232245912026626" calcext:value-type="currency">
            <text:p>0,23 ₽</text:p>
          </table:table-cell>
          <table:table-cell/>
          <table:table-cell table:style-name="ce111"/>
          <table:table-cell table:number-columns-repeated="5"/>
        </table:table-row>
        <table:table-row table:style-name="ro1">
          <table:table-cell office:value-type="string" calcext:value-type="string">
            <text:p>Итого за 10 рабочих дней (половина месяца)</text:p>
          </table:table-cell>
          <table:table-cell table:style-name="ce119" table:formula="of:=[.B14]/2" office:value-type="currency" office:currency="RUB" office:value="0.0972222222222222" calcext:value-type="currency">
            <text:p>0,10 ₽</text:p>
          </table:table-cell>
          <table:table-cell table:style-name="ce123" table:formula="of:=[.C14]/2" office:value-type="currency" office:currency="RUB" office:value="0.116122956013313" calcext:value-type="currency">
            <text:p>0,12 ₽</text:p>
          </table:table-cell>
          <table:table-cell table:style-name="ce123"/>
          <table:table-cell table:style-name="ce127" table:formula="of:=SUMIF([.E$6:.E$12];1;[.$D$6:.$D$12])/3/12/2" office:value-type="currency" office:currency="RUB" office:value="0.013179033896749" calcext:value-type="currency">
            <text:p>0,01 ₽</text:p>
          </table:table-cell>
          <table:table-cell table:style-name="ce127" table:formula="of:=SUMIF([.F$6:.F$12];1;[.$D$6:.$D$12])/3/12/2" office:value-type="currency" office:currency="RUB" office:value="0.013179033896749" calcext:value-type="currency">
            <text:p>0,01 ₽</text:p>
          </table:table-cell>
          <table:table-cell table:style-name="ce127" table:formula="of:=SUMIF([.G$6:.G$12];1;[.$D$6:.$D$12])/3/12/2" office:value-type="currency" office:currency="RUB" office:value="0.0334544706609783" calcext:value-type="currency">
            <text:p>0,03 ₽</text:p>
          </table:table-cell>
          <table:table-cell table:style-name="ce127" table:formula="of:=SUMIF([.H$6:.H$12];1;[.$D$6:.$D$12])/3/12/2" office:value-type="currency" office:currency="RUB" office:value="0.013179033896749" calcext:value-type="currency">
            <text:p>0,01 ₽</text:p>
          </table:table-cell>
          <table:table-cell table:style-name="ce127" table:formula="of:=SUMIF([.I$6:.I$12];1;[.$D$6:.$D$12])/3/12/2" office:value-type="currency" office:currency="RUB" office:value="0.0182478930878064" calcext:value-type="currency">
            <text:p>0,02 ₽</text:p>
          </table:table-cell>
          <table:table-cell table:style-name="ce127" table:formula="of:=SUMIF([.J$6:.J$12];1;[.$D$6:.$D$12])/3/12/2" office:value-type="currency" office:currency="RUB" office:value="0.015206577573172" calcext:value-type="currency">
            <text:p>0,02 ₽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6" table:number-columns-repeated="6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7">
          <table:table-cell table:style-name="ce112" office:value-type="string" calcext:value-type="string">
            <text:p>средней загрузки работой, бесплатной для клиента 40% (не связанной непосредственно с изготовлением заказов: оценка, учет, переговоры, оформление, обучение, и т. п.)</text:p>
          </table:table-cell>
          <table:table-cell/>
          <table:table-cell table:style-name="ce124" office:value-type="percentage" office:value="0.4" calcext:value-type="percentage">
            <text:p>40,00%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ЗП специалистов (в год)</text:p>
          </table:table-cell>
          <table:table-cell table:style-name="ce117" office:value-type="currency" office:currency="RUB" office:value="1" calcext:value-type="currency">
            <text:p>1,00 ₽</text:p>
          </table:table-cell>
          <table:table-cell table:formula="of:=[.B20]*([.$C$2]+1)/(1-[.C19])" office:value-type="currency" office:currency="RUB" office:value="1.82478930878064" calcext:value-type="currency">
            <text:p>1,82 ₽</text:p>
          </table:table-cell>
          <table:table-cell table:formula="of:=[.C20]/SUM([.E20:.J20])" office:value-type="string" office:string-value="" calcext:value-type="error">
            <text:p>#ДЕЛ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Средняя ЗП самозанятого специалиста (в месяц, с учетом отпуска)</text:p>
          </table:table-cell>
          <table:table-cell table:style-name="ce119" table:formula="of:=[.B20]/3/12" office:value-type="currency" office:currency="RUB" office:value="0.0277777777777778" calcext:value-type="currency">
            <text:p>0,03 ₽</text:p>
          </table:table-cell>
          <table:table-cell table:formula="of:=[.C20]/11" office:value-type="currency" office:currency="RUB" office:value="0.165889937161876" calcext:value-type="currency">
            <text:p>0,17 ₽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Средняя ЗП самозанятого специалиста (половина месяца)</text:p>
          </table:table-cell>
          <table:table-cell table:style-name="ce119" table:formula="of:=[.B21]/2" office:value-type="currency" office:currency="RUB" office:value="0.0138888888888889" calcext:value-type="currency">
            <text:p>0,01 ₽</text:p>
          </table:table-cell>
          <table:table-cell table:style-name="ce123" table:formula="of:=[.C21]/2" office:value-type="currency" office:currency="RUB" office:value="0.082944968580938" calcext:value-type="currency">
            <text:p>0,08 ₽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office:value-type="string" calcext:value-type="string">
            <text:p>На легализацию ПО, из расчёта на один трудодень</text:p>
          </table:table-cell>
          <table:table-cell/>
          <table:table-cell table:style-name="ce125" table:formula="of:=[.C9]/3/11/20" office:value-type="currency" office:currency="RUB" office:value="0.00165889937161876" calcext:value-type="currency">
            <text:p>0,002 ₽</text:p>
          </table:table-cell>
          <table:table-cell table:style-name="Default"/>
          <table:table-cell table:number-columns-repeated="6"/>
        </table:table-row>
      </table:table>
      <table:table table:name="Версия таблицы" table:style-name="ta1">
        <table:table-column table:style-name="co4" table:default-cell-style-name="ce129"/>
        <table:table-row table:style-name="ro1">
          <table:table-cell office:value-type="string" calcext:value-type="string">
            <text:p>Версия таблицы:</text:p>
          </table:table-cell>
        </table:table-row>
        <table:table-row table:style-name="ro1">
          <table:table-cell table:style-name="ce130" office:value-type="string" calcext:value-type="string">
            <text:p>ФинДиректорЧПУ.0000.V00.00.05.LibreOff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number:number-style style:name="N109">
      <number:number number:decimal-places="5" number:min-decimal-places="5" number:min-integer-digits="1" number:grouping="true"/>
    </number:number-style>
    <number:number-style style:name="N110">
      <number:number number:decimal-places="6" number:min-decimal-places="6" number:min-integer-digits="1" number:grouping="true"/>
    </number:number-style>
    <number:number-style style:name="N111">
      <number:number number:decimal-places="7" number:min-decimal-places="7" number:min-integer-digits="1" number:grouping="true"/>
    </number:number-style>
    <number:number-style style:name="N112">
      <number:number number:decimal-places="8" number:min-decimal-places="8" number:min-integer-digits="1" number:grouping="true"/>
    </number:number-style>
    <number:number-style style:name="N113">
      <number:number number:decimal-places="9" number:min-decimal-places="9" number:min-integer-digits="1" number:grouping="true"/>
    </number:number-style>
    <number:number-style style:name="N114">
      <number:number number:decimal-places="10" number:min-decimal-places="10" number:min-integer-digits="1" number:grouping="true"/>
    </number:number-style>
    <number:number-style style:name="N115">
      <number:number number:decimal-places="11" number:min-decimal-places="11" number:min-integer-digits="1" number:grouping="true"/>
    </number:number-style>
    <number:number-style style:name="N116">
      <number:number number:decimal-places="12" number:min-decimal-places="12" number:min-integer-digits="1" number:grouping="true"/>
    </number:number-style>
    <number:number-style style:name="N117">
      <number:number number:decimal-places="13" number:min-decimal-places="13" number:min-integer-digits="1" number:grouping="true"/>
    </number:number-style>
    <number:number-style style:name="N118">
      <number:number number:decimal-places="14" number:min-decimal-places="14" number:min-integer-digits="1" number:grouping="true"/>
    </number:number-style>
    <number:number-style style:name="N119">
      <number:number number:decimal-places="15" number:min-decimal-places="15" number:min-integer-digits="1" number:grouping="true"/>
    </number:number-style>
    <number:number-style style:name="N120">
      <number:number number:decimal-places="1" number:min-decimal-places="1" number:min-integer-digits="1" number:grouping="true"/>
    </number:number-style>
    <number:date-style style:name="N121">
      <number:year/>
    </number:date-style>
    <number:date-style style:name="N122">
      <number:year number:style="long"/>
    </number:date-style>
    <number:currency-style style:name="N123P0" style:volatile="true">
      <number:number number:decimal-places="3" number:min-decimal-places="3" number:min-integer-digits="1" number:grouping="true"/>
      <number:text> </number:text>
      <number:currency-symbol number:language="ru" number:country="RU">₽</number:currency-symbol>
    </number:currency-style>
    <number:currency-style style:name="N12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ru" number:country="RU">₽</number:currency-symbol>
      <style:map style:condition="value()&gt;=0" style:apply-style-name="N123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5T15:55:29.409000000</meta:creation-date>
    <dc:date>2021-03-09T22:27:08.989000000</dc:date>
    <meta:editing-duration>PT22H24M36S</meta:editing-duration>
    <meta:editing-cycles>559</meta:editing-cycles>
    <meta:generator>LibreOffice/7.1.0.3$Windows_X86_64 LibreOffice_project/f6099ecf3d29644b5008cc8f48f42f4a40986e4c</meta:generator>
    <meta:document-statistic meta:table-count="6" meta:cell-count="582" meta:object-count="0"/>
  </office:meta>
</office:document-meta>
</file>